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445in"/>
    </style:style>
    <style:style style:name="co4" style:family="table-column">
      <style:table-column-properties fo:break-before="auto" style:column-width="0.425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1.0161in"/>
    </style:style>
    <style:style style:name="co8" style:family="table-column">
      <style:table-column-properties fo:break-before="auto" style:column-width="1.3764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52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ALL</text:p>
          </table:table-cell>
          <table:table-cell office:value-type="string">
            <text:p>Equ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Static</text:p>
          </table:table-cell>
          <table:table-cell office:value-type="string">
            <text:p>FSC</text:p>
          </table:table-cell>
          <table:table-cell office:value-type="string">
            <text:p>GSS</text:p>
          </table:table-cell>
          <table:table-cell office:value-type="string">
            <text:p>FACT</text:p>
          </table:table-cell>
          <table:table-cell office:value-type="string">
            <text:p>WFACT</text:p>
          </table:table-cell>
          <table:table-cell table:number-columns-repeated="3"/>
          <table:table-cell>
            <draw:frame table:end-cell-address="All.Q19" table:end-x="0.4626in" table:end-y="0.0425in" draw:z-index="0" draw:name="Chart 1" draw:style-name="gr1" svg:width="5.0209in" svg:height="2.7898in" svg:x="0.1299in" svg:y="0.1689in">
              <draw:object draw:notify-on-update-of-ranges="All.A5:All.A15 All.B4:All.B4 All.B5:All.B15 All.C4:All.C4 All.C5:All.C15 All.D4:All.D4 All.D5:All.D15 All.E4:All.E4 All.E5:All.E15 All.F4:All.F4 All.F5:All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">
            <text:p>63.5</text:p>
          </table:table-cell>
          <table:table-cell office:value-type="float" office:value="64">
            <text:p>64</text:p>
          </table:table-cell>
          <table:table-cell office:value-type="float" office:value="63.3333333333">
            <text:p>63.3333333333</text:p>
          </table:table-cell>
          <table:table-cell office:value-type="float" office:value="110.75">
            <text:p>110.75</text:p>
          </table:table-cell>
          <table:table-cell office:value-type="float" office:value="75">
            <text:p>7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.75">
            <text:p>37.75</text:p>
          </table:table-cell>
          <table:table-cell office:value-type="float" office:value="34.25">
            <text:p>34.25</text:p>
          </table:table-cell>
          <table:table-cell office:value-type="float" office:value="32.6666666667">
            <text:p>32.6666666667</text:p>
          </table:table-cell>
          <table:table-cell office:value-type="float" office:value="101.25">
            <text:p>101.25</text:p>
          </table:table-cell>
          <table:table-cell office:value-type="float" office:value="44.75">
            <text:p>44.7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4.25">
            <text:p>24.25</text:p>
          </table:table-cell>
          <table:table-cell office:value-type="float" office:value="23">
            <text:p>23</text:p>
          </table:table-cell>
          <table:table-cell office:value-type="float" office:value="95.25">
            <text:p>95.25</text:p>
          </table:table-cell>
          <table:table-cell office:value-type="float" office:value="32.75">
            <text:p>32.7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.25">
            <text:p>22.25</text:p>
          </table:table-cell>
          <table:table-cell office:value-type="float" office:value="19.75">
            <text:p>19.75</text:p>
          </table:table-cell>
          <table:table-cell office:value-type="float" office:value="17.3333333333">
            <text:p>17.3333333333</text:p>
          </table:table-cell>
          <table:table-cell office:value-type="float" office:value="85.5">
            <text:p>85.5</text:p>
          </table:table-cell>
          <table:table-cell office:value-type="float" office:value="25.5">
            <text:p>25.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.75">
            <text:p>14.7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0.75">
            <text:p>80.75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.75">
            <text:p>14.75</text:p>
          </table:table-cell>
          <table:table-cell office:value-type="float" office:value="13">
            <text:p>13</text:p>
          </table:table-cell>
          <table:table-cell office:value-type="float" office:value="76.5">
            <text:p>76.5</text:p>
          </table:table-cell>
          <table:table-cell office:value-type="float" office:value="18.25">
            <text:p>18.2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5">
            <text:p>14.5</text:p>
          </table:table-cell>
          <table:table-cell office:value-type="float" office:value="10.25">
            <text:p>10.25</text:p>
          </table:table-cell>
          <table:table-cell office:value-type="float" office:value="10">
            <text:p>10</text:p>
          </table:table-cell>
          <table:table-cell office:value-type="float" office:value="68.5">
            <text:p>68.5</text:p>
          </table:table-cell>
          <table:table-cell office:value-type="float" office:value="17.25">
            <text:p>17.2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75">
            <text:p>11.75</text:p>
          </table:table-cell>
          <table:table-cell office:value-type="float" office:value="10.25">
            <text:p>10.25</text:p>
          </table:table-cell>
          <table:table-cell office:value-type="float" office:value="10.3333333333">
            <text:p>10.3333333333</text:p>
          </table:table-cell>
          <table:table-cell office:value-type="float" office:value="63">
            <text:p>63</text:p>
          </table:table-cell>
          <table:table-cell office:value-type="float" office:value="14.25">
            <text:p>14.2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0.25">
            <text:p>10.25</text:p>
          </table:table-cell>
          <table:table-cell office:value-type="float" office:value="7.6666666667">
            <text:p>7.6666666667</text:p>
          </table:table-cell>
          <table:table-cell office:value-type="float" office:value="59.25">
            <text:p>59.25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.5">
            <text:p>10.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0.5">
            <text:p>60.5</text:p>
          </table:table-cell>
          <table:table-cell office:value-type="float" office:value="13.5">
            <text:p>13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arallel Co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tic</text:p>
          </table:table-cell>
          <table:table-cell office:value-type="string">
            <text:p>FSC</text:p>
          </table:table-cell>
          <table:table-cell office:value-type="string">
            <text:p>GSS</text:p>
          </table:table-cell>
          <table:table-cell office:value-type="string">
            <text:p>FACT</text:p>
          </table:table-cell>
          <table:table-cell office:value-type="string">
            <text:p>WFACT</text:p>
          </table:table-cell>
          <table:table-cell table:number-columns-repeated="1018"/>
        </table:table-row>
        <table:table-row table:style-name="ro1">
          <table:table-cell/>
          <table:table-cell table:formula="of:= [.B6] *[.A6]" office:value-type="float" office:value="127">
            <text:p>127</text:p>
          </table:table-cell>
          <table:table-cell table:formula="of:=[.C6]*[.A6]" office:value-type="float" office:value="128">
            <text:p>128</text:p>
          </table:table-cell>
          <table:table-cell table:formula="of:=[.D6]*[.A6]" office:value-type="float" office:value="126.6666666666">
            <text:p>126.6666666666</text:p>
          </table:table-cell>
          <table:table-cell table:formula="of:=[.E6]*[.A6]" office:value-type="float" office:value="221.5">
            <text:p>221.5</text:p>
          </table:table-cell>
          <table:table-cell table:formula="of:=[.F6]*[.A6]" office:value-type="float" office:value="150">
            <text:p>150</text:p>
          </table:table-cell>
          <table:table-cell table:number-columns-repeated="1018"/>
        </table:table-row>
        <table:table-row table:style-name="ro1">
          <table:table-cell/>
          <table:table-cell table:formula="of:= [.B7] *[.A7]" office:value-type="float" office:value="151">
            <text:p>151</text:p>
          </table:table-cell>
          <table:table-cell table:formula="of:=[.C7]*[.A7]" office:value-type="float" office:value="137">
            <text:p>137</text:p>
          </table:table-cell>
          <table:table-cell table:formula="of:=[.D7]*[.A7]" office:value-type="float" office:value="130.6666666668">
            <text:p>130.6666666668</text:p>
          </table:table-cell>
          <table:table-cell table:formula="of:=[.E7]*[.A7]" office:value-type="float" office:value="405">
            <text:p>405</text:p>
          </table:table-cell>
          <table:table-cell table:formula="of:=[.F7]*[.A7]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/>
          <table:table-cell table:formula="of:= [.B8] *[.A8]" office:value-type="float" office:value="168">
            <text:p>168</text:p>
          </table:table-cell>
          <table:table-cell table:formula="of:=[.C8]*[.A8]" office:value-type="float" office:value="145.5">
            <text:p>145.5</text:p>
          </table:table-cell>
          <table:table-cell table:formula="of:=[.D8]*[.A8]" office:value-type="float" office:value="138">
            <text:p>138</text:p>
          </table:table-cell>
          <table:table-cell table:formula="of:=[.E8]*[.A8]" office:value-type="float" office:value="571.5">
            <text:p>571.5</text:p>
          </table:table-cell>
          <table:table-cell table:formula="of:=[.F8]*[.A8]" office:value-type="float" office:value="196.5">
            <text:p>196.5</text:p>
          </table:table-cell>
          <table:table-cell table:number-columns-repeated="1018"/>
        </table:table-row>
        <table:table-row table:style-name="ro1">
          <table:table-cell/>
          <table:table-cell table:formula="of:= [.B9] *[.A9]" office:value-type="float" office:value="178">
            <text:p>178</text:p>
          </table:table-cell>
          <table:table-cell table:formula="of:=[.C9]*[.A9]" office:value-type="float" office:value="158">
            <text:p>158</text:p>
          </table:table-cell>
          <table:table-cell table:formula="of:=[.D9]*[.A9]" office:value-type="float" office:value="138.6666666664">
            <text:p>138.6666666664</text:p>
          </table:table-cell>
          <table:table-cell table:formula="of:=[.E9]*[.A9]" office:value-type="float" office:value="684">
            <text:p>684</text:p>
          </table:table-cell>
          <table:table-cell table:formula="of:=[.F9]*[.A9]" office:value-type="float" office:value="204">
            <text:p>204</text:p>
          </table:table-cell>
          <table:table-cell table:number-columns-repeated="2"/>
          <table:table-cell>
            <draw:frame table:end-cell-address="All.S40" table:end-x="0.1024in" table:end-y="0.0937in" draw:z-index="1" draw:style-name="gr1" svg:width="6.2988in" svg:height="3.5429in" svg:x="0.5008in" svg:y="0.0504in">
              <draw:object draw:notify-on-update-of-ranges="All.A6:All.A15 All.B18:All.B18 All.B19:All.B28 All.C18:All.C18 All.C19:All.C28 All.D18:All.D18 All.D19:All.D28 All.E18:All.E18 All.E19:All.E28 All.F18:All.F18 All.F19:All.F2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formula="of:= [.B10] *[.A10]" office:value-type="float" office:value="147.5">
            <text:p>147.5</text:p>
          </table:table-cell>
          <table:table-cell table:formula="of:=[.C10]*[.A10]" office:value-type="float" office:value="150">
            <text:p>150</text:p>
          </table:table-cell>
          <table:table-cell table:formula="of:=[.D10]*[.A10]" office:value-type="float" office:value="130">
            <text:p>130</text:p>
          </table:table-cell>
          <table:table-cell table:formula="of:=[.E10]*[.A10]" office:value-type="float" office:value="807.5">
            <text:p>807.5</text:p>
          </table:table-cell>
          <table:table-cell table:formula="of:=[.F10]*[.A10]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/>
          <table:table-cell table:formula="of:= [.B11] *[.A11]" office:value-type="float" office:value="180">
            <text:p>180</text:p>
          </table:table-cell>
          <table:table-cell table:formula="of:=[.C11]*[.A11]" office:value-type="float" office:value="177">
            <text:p>177</text:p>
          </table:table-cell>
          <table:table-cell table:formula="of:=[.D11]*[.A11]" office:value-type="float" office:value="156">
            <text:p>156</text:p>
          </table:table-cell>
          <table:table-cell table:formula="of:=[.E11]*[.A11]" office:value-type="float" office:value="918">
            <text:p>918</text:p>
          </table:table-cell>
          <table:table-cell table:formula="of:=[.F11]*[.A11]" office:value-type="float" office:value="219">
            <text:p>219</text:p>
          </table:table-cell>
          <table:table-cell table:number-columns-repeated="1018"/>
        </table:table-row>
        <table:table-row table:style-name="ro1">
          <table:table-cell/>
          <table:table-cell table:formula="of:= [.B12] *[.A12]" office:value-type="float" office:value="203">
            <text:p>203</text:p>
          </table:table-cell>
          <table:table-cell table:formula="of:=[.C12]*[.A12]" office:value-type="float" office:value="143.5">
            <text:p>143.5</text:p>
          </table:table-cell>
          <table:table-cell table:formula="of:=[.D12]*[.A12]" office:value-type="float" office:value="140">
            <text:p>140</text:p>
          </table:table-cell>
          <table:table-cell table:formula="of:=[.E12]*[.A12]" office:value-type="float" office:value="959">
            <text:p>959</text:p>
          </table:table-cell>
          <table:table-cell table:formula="of:=[.F12]*[.A12]" office:value-type="float" office:value="241.5">
            <text:p>241.5</text:p>
          </table:table-cell>
          <table:table-cell table:number-columns-repeated="1018"/>
        </table:table-row>
        <table:table-row table:style-name="ro1">
          <table:table-cell/>
          <table:table-cell table:formula="of:= [.B13] *[.A13]" office:value-type="float" office:value="188">
            <text:p>188</text:p>
          </table:table-cell>
          <table:table-cell table:formula="of:=[.C13]*[.A13]" office:value-type="float" office:value="164">
            <text:p>164</text:p>
          </table:table-cell>
          <table:table-cell table:formula="of:=[.D13]*[.A13]" office:value-type="float" office:value="165.3333333328">
            <text:p>165.3333333328</text:p>
          </table:table-cell>
          <table:table-cell table:formula="of:=[.E13]*[.A13]" office:value-type="float" office:value="1008">
            <text:p>1008</text:p>
          </table:table-cell>
          <table:table-cell table:formula="of:=[.F13]*[.A13]" office:value-type="float" office:value="228">
            <text:p>228</text:p>
          </table:table-cell>
          <table:table-cell table:number-columns-repeated="1018"/>
        </table:table-row>
        <table:table-row table:style-name="ro1">
          <table:table-cell/>
          <table:table-cell table:formula="of:= [.B14] *[.A14]" office:value-type="float" office:value="180">
            <text:p>180</text:p>
          </table:table-cell>
          <table:table-cell table:formula="of:=[.C14]*[.A14]" office:value-type="float" office:value="184.5">
            <text:p>184.5</text:p>
          </table:table-cell>
          <table:table-cell table:formula="of:=[.D14]*[.A14]" office:value-type="float" office:value="138.0000000006">
            <text:p>138.0000000006</text:p>
          </table:table-cell>
          <table:table-cell table:formula="of:=[.E14]*[.A14]" office:value-type="float" office:value="1066.5">
            <text:p>1066.5</text:p>
          </table:table-cell>
          <table:table-cell table:formula="of:=[.F14]*[.A14]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/>
          <table:table-cell table:formula="of:= [.B15] *[.A15]" office:value-type="float" office:value="210">
            <text:p>210</text:p>
          </table:table-cell>
          <table:table-cell table:formula="of:=[.C15]*[.A15]" office:value-type="float" office:value="200">
            <text:p>200</text:p>
          </table:table-cell>
          <table:table-cell table:formula="of:=[.D15]*[.A15]" office:value-type="float" office:value="160">
            <text:p>160</text:p>
          </table:table-cell>
          <table:table-cell table:formula="of:=[.E15]*[.A15]" office:value-type="float" office:value="1210">
            <text:p>1210</text:p>
          </table:table-cell>
          <table:table-cell table:formula="of:=[.F15]*[.A15]" office:value-type="float" office:value="270">
            <text:p>270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" table:style-name="ta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Static</text:p>
          </table:table-cell>
          <table:table-cell office:value-type="string">
            <text:p>Equ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office:value-type="string">
            <text:p>Std. Dev</text:p>
          </table:table-cell>
          <table:table-cell office:value-type="string">
            <text:p>- Ave</text:p>
          </table:table-cell>
          <table:table-cell office:value-type="string">
            <text:p>+ Av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6"/>
          <table:table-cell>
            <draw:frame table:end-cell-address="Static.T23" table:end-x="0.5417in" table:end-y="0.1575in" draw:z-index="0" draw:style-name="gr1" svg:width="6.2988in" svg:height="3.5429in" svg:x="0.2705in" svg:y="0.1138in">
              <draw:object draw:notify-on-update-of-ranges="Static.A6:Static.A15 Static.F4:Static.F5 Static.F6:Static.F15 Static.H4:Static.H5 Static.H6:Static.H15 Static.I4:Static.I5 Static.I6:Static.I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style-name="Default" office:value-type="float" office:value="72">
            <text:p>72</text:p>
          </table:table-cell>
          <table:table-cell office:value-type="float" office:value="64">
            <text:p>64</text:p>
          </table:table-cell>
          <table:table-cell table:formula="of:=AVERAGE([.B6:.E6])" office:value-type="float" office:value="63.5">
            <text:p>63.5</text:p>
          </table:table-cell>
          <table:table-cell table:formula="of:=STDEV([.B6:.E6])" office:value-type="float" office:value="6.1913918736689">
            <text:p>6.1913918737</text:p>
          </table:table-cell>
          <table:table-cell table:formula="of:=[.F6]-[.G6]" office:value-type="float" office:value="57.3086081263311">
            <text:p>57.3086081263</text:p>
          </table:table-cell>
          <table:table-cell table:formula="of:=[.F6]+[.G6]" office:value-type="float" office:value="69.6913918736689">
            <text:p>69.691391873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table:style-name="Default" office:value-type="float" office:value="41">
            <text:p>41</text:p>
          </table:table-cell>
          <table:table-cell office:value-type="float" office:value="36">
            <text:p>36</text:p>
          </table:table-cell>
          <table:table-cell table:formula="of:=AVERAGE([.B7:.E7])" office:value-type="float" office:value="37.75">
            <text:p>37.75</text:p>
          </table:table-cell>
          <table:table-cell table:formula="of:=STDEV([.B7:.E7])" office:value-type="float" office:value="2.75378527364305">
            <text:p>2.7537852736</text:p>
          </table:table-cell>
          <table:table-cell table:formula="of:=[.F7]-[.G7]" office:value-type="float" office:value="34.9962147263569">
            <text:p>34.9962147264</text:p>
          </table:table-cell>
          <table:table-cell table:formula="of:=[.F7]+[.G7]" office:value-type="float" office:value="40.5037852736431">
            <text:p>40.5037852736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style-name="Default"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AVERAGE([.B8:.E8])" office:value-type="float" office:value="28">
            <text:p>28</text:p>
          </table:table-cell>
          <table:table-cell table:formula="of:=STDEV([.B8:.E8])" office:value-type="float" office:value="1.4142135623731">
            <text:p>1.4142135624</text:p>
          </table:table-cell>
          <table:table-cell table:formula="of:=[.F8]-[.G8]" office:value-type="float" office:value="26.5857864376269">
            <text:p>26.5857864376</text:p>
          </table:table-cell>
          <table:table-cell table:formula="of:=[.F8]+[.G8]" office:value-type="float" office:value="29.4142135623731">
            <text:p>29.4142135624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AVERAGE([.B9:.E9])" office:value-type="float" office:value="22.25">
            <text:p>22.25</text:p>
          </table:table-cell>
          <table:table-cell table:formula="of:=STDEV([.B9:.E9])" office:value-type="float" office:value="0.957427107756338">
            <text:p>0.9574271078</text:p>
          </table:table-cell>
          <table:table-cell table:formula="of:=[.F9]-[.G9]" office:value-type="float" office:value="21.2925728922437">
            <text:p>21.2925728922</text:p>
          </table:table-cell>
          <table:table-cell table:formula="of:=[.F9]+[.G9]" office:value-type="float" office:value="23.2074271077563">
            <text:p>23.2074271078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AVERAGE([.B10:.E10])" office:value-type="float" office:value="14.75">
            <text:p>14.75</text:p>
          </table:table-cell>
          <table:table-cell table:formula="of:=STDEV([.B10:.E10])" office:value-type="float" office:value="1.25830573921179">
            <text:p>1.2583057392</text:p>
          </table:table-cell>
          <table:table-cell table:formula="of:=[.F10]-[.G10]" office:value-type="float" office:value="13.4916942607882">
            <text:p>13.4916942608</text:p>
          </table:table-cell>
          <table:table-cell table:formula="of:=[.F10]+[.G10]" office:value-type="float" office:value="16.0083057392118">
            <text:p>16.0083057392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AVERAGE([.B11:.E11])" office:value-type="float" office:value="15">
            <text:p>15</text:p>
          </table:table-cell>
          <table:table-cell table:formula="of:=STDEV([.B11:.E11])" office:value-type="float" office:value="0.816496580927726">
            <text:p>0.8164965809</text:p>
          </table:table-cell>
          <table:table-cell table:formula="of:=[.F11]-[.G11]" office:value-type="float" office:value="14.1835034190723">
            <text:p>14.1835034191</text:p>
          </table:table-cell>
          <table:table-cell table:formula="of:=[.F11]+[.G11]" office:value-type="float" office:value="15.8164965809277">
            <text:p>15.8164965809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AVERAGE([.B12:.E12])" office:value-type="float" office:value="14.5">
            <text:p>14.5</text:p>
          </table:table-cell>
          <table:table-cell table:formula="of:=STDEV([.B12:.E12])" office:value-type="float" office:value="1">
            <text:p>1</text:p>
          </table:table-cell>
          <table:table-cell table:formula="of:=[.F12]-[.G12]" office:value-type="float" office:value="13.5">
            <text:p>13.5</text:p>
          </table:table-cell>
          <table:table-cell table:formula="of:=[.F12]+[.G12]" office:value-type="float" office:value="15.5">
            <text:p>15.5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AVERAGE([.B13:.E13])" office:value-type="float" office:value="11.75">
            <text:p>11.75</text:p>
          </table:table-cell>
          <table:table-cell table:formula="of:=STDEV([.B13:.E13])" office:value-type="float" office:value="0.5">
            <text:p>0.5</text:p>
          </table:table-cell>
          <table:table-cell table:formula="of:=[.F13]-[.G13]" office:value-type="float" office:value="11.25">
            <text:p>11.25</text:p>
          </table:table-cell>
          <table:table-cell table:formula="of:=[.F13]+[.G13]" office:value-type="float" office:value="12.25">
            <text:p>12.2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AVERAGE([.B14:.E14])" office:value-type="float" office:value="10">
            <text:p>10</text:p>
          </table:table-cell>
          <table:table-cell table:formula="of:=STDEV([.B14:.E14])" office:value-type="float" office:value="0.816496580927726">
            <text:p>0.8164965809</text:p>
          </table:table-cell>
          <table:table-cell table:formula="of:=[.F14]-[.G14]" office:value-type="float" office:value="9.18350341907227">
            <text:p>9.1835034191</text:p>
          </table:table-cell>
          <table:table-cell table:formula="of:=[.F14]+[.G14]" office:value-type="float" office:value="10.8164965809277">
            <text:p>10.8164965809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Default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AVERAGE([.B15:.E15])" office:value-type="float" office:value="10.5">
            <text:p>10.5</text:p>
          </table:table-cell>
          <table:table-cell table:formula="of:=STDEV([.B15:.E15])" office:value-type="float" office:value="1.29099444873581">
            <text:p>1.2909944487</text:p>
          </table:table-cell>
          <table:table-cell table:formula="of:=[.F15]-[.G15]" office:value-type="float" office:value="9.20900555126419">
            <text:p>9.2090055513</text:p>
          </table:table-cell>
          <table:table-cell table:formula="of:=[.F15]+[.G15]" office:value-type="float" office:value="11.7909944487358">
            <text:p>11.790994448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office:value-type="string">
            <text:p>Good upgrade of DG siz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4, 6, 8, 10, 12, 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6, 8, 10, 12, 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8, 10, 12, 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10, 12, 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string">
            <text:p>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string">
            <text:p>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office:value-type="string">
            <text:p>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C" table:style-name="ta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SC</text:p>
          </table:table-cell>
          <table:table-cell office:value-type="string">
            <text:p>Equ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office:value-type="string">
            <text:p>Std. Dev</text:p>
          </table:table-cell>
          <table:table-cell office:value-type="string">
            <text:p>- Ave</text:p>
          </table:table-cell>
          <table:table-cell office:value-type="string">
            <text:p>+ Av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64">
            <text:p>64</text:p>
          </table:table-cell>
          <table:table-cell table:formula="of:=AVERAGE([.B6:.E6])" office:value-type="float" office:value="64">
            <text:p>64</text:p>
          </table:table-cell>
          <table:table-cell table:formula="of:=STDEV([.B6:.E6])" office:value-type="float" office:value="0">
            <text:p>0</text:p>
          </table:table-cell>
          <table:table-cell table:formula="of:=[.F6]-[.G6]" office:value-type="float" office:value="64">
            <text:p>64</text:p>
          </table:table-cell>
          <table:table-cell table:formula="of:=[.F6]+[.G6]"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AVERAGE([.B7:.E7])" office:value-type="float" office:value="34.25">
            <text:p>34.25</text:p>
          </table:table-cell>
          <table:table-cell table:formula="of:=STDEV([.B7:.E7])" office:value-type="float" office:value="0.5">
            <text:p>0.5</text:p>
          </table:table-cell>
          <table:table-cell table:formula="of:=[.F7]-[.G7]" office:value-type="float" office:value="33.75">
            <text:p>33.75</text:p>
          </table:table-cell>
          <table:table-cell table:formula="of:=[.F7]+[.G7]" office:value-type="float" office:value="34.75">
            <text:p>34.75</text:p>
          </table:table-cell>
          <table:table-cell/>
          <table:table-cell>
            <draw:frame table:end-cell-address="FSC.U25" table:end-x="0.1465in" table:end-y="0.1138in" draw:z-index="0" draw:style-name="gr1" svg:width="6.2988in" svg:height="3.5429in" svg:x="0.5449in" svg:y="0.0705in">
              <draw:object draw:notify-on-update-of-ranges="FSC.A6:FSC.A15 FSC.F4:FSC.F5 FSC.F6:FSC.F15 FSC.H4:FSC.H5 FSC.H6:FSC.H15 FSC.I4:FSC.I5 FSC.I6:FSC.I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AVERAGE([.B8:.E8])" office:value-type="float" office:value="24.25">
            <text:p>24.25</text:p>
          </table:table-cell>
          <table:table-cell table:formula="of:=STDEV([.B8:.E8])" office:value-type="float" office:value="0.5">
            <text:p>0.5</text:p>
          </table:table-cell>
          <table:table-cell table:formula="of:=[.F8]-[.G8]" office:value-type="float" office:value="23.75">
            <text:p>23.75</text:p>
          </table:table-cell>
          <table:table-cell table:formula="of:=[.F8]+[.G8]" office:value-type="float" office:value="24.75">
            <text:p>24.75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 office:value-type="float" office:value="20">
            <text:p>20</text:p>
          </table:table-cell>
          <table:table-cell table:formula="of:=AVERAGE([.B9:.E9])" office:value-type="float" office:value="19.75">
            <text:p>19.75</text:p>
          </table:table-cell>
          <table:table-cell table:formula="of:=STDEV([.B9:.E9])" office:value-type="float" office:value="0.5">
            <text:p>0.5</text:p>
          </table:table-cell>
          <table:table-cell table:formula="of:=[.F9]-[.G9]" office:value-type="float" office:value="19.25">
            <text:p>19.25</text:p>
          </table:table-cell>
          <table:table-cell table:formula="of:=[.F9]+[.G9]" office:value-type="float" office:value="20.25">
            <text:p>20.25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15">
            <text:p>15</text:p>
          </table:table-cell>
          <table:table-cell table:formula="of:=AVERAGE([.B10:.E10])" office:value-type="float" office:value="15">
            <text:p>15</text:p>
          </table:table-cell>
          <table:table-cell table:formula="of:=STDEV([.B10:.E10])" office:value-type="float" office:value="0">
            <text:p>0</text:p>
          </table:table-cell>
          <table:table-cell table:formula="of:=[.F10]-[.G10]" office:value-type="float" office:value="15">
            <text:p>15</text:p>
          </table:table-cell>
          <table:table-cell table:formula="of:=[.F10]+[.G10]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formula="of:=AVERAGE([.B11:.E11])" office:value-type="float" office:value="14.75">
            <text:p>14.75</text:p>
          </table:table-cell>
          <table:table-cell table:formula="of:=STDEV([.B11:.E11])" office:value-type="float" office:value="0.5">
            <text:p>0.5</text:p>
          </table:table-cell>
          <table:table-cell table:formula="of:=[.F11]-[.G11]" office:value-type="float" office:value="14.25">
            <text:p>14.25</text:p>
          </table:table-cell>
          <table:table-cell table:formula="of:=[.F11]+[.G11]" office:value-type="float" office:value="15.25">
            <text:p>15.25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formula="of:=AVERAGE([.B12:.E12])" office:value-type="float" office:value="10.25">
            <text:p>10.25</text:p>
          </table:table-cell>
          <table:table-cell table:formula="of:=STDEV([.B12:.E12])" office:value-type="float" office:value="0.5">
            <text:p>0.5</text:p>
          </table:table-cell>
          <table:table-cell table:formula="of:=[.F12]-[.G12]" office:value-type="float" office:value="9.75">
            <text:p>9.75</text:p>
          </table:table-cell>
          <table:table-cell table:formula="of:=[.F12]+[.G12]" office:value-type="float" office:value="10.75">
            <text:p>10.75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formula="of:=AVERAGE([.B13:.E13])" office:value-type="float" office:value="10.25">
            <text:p>10.25</text:p>
          </table:table-cell>
          <table:table-cell table:formula="of:=STDEV([.B13:.E13])" office:value-type="float" office:value="0.5">
            <text:p>0.5</text:p>
          </table:table-cell>
          <table:table-cell table:formula="of:=[.F13]-[.G13]" office:value-type="float" office:value="9.75">
            <text:p>9.75</text:p>
          </table:table-cell>
          <table:table-cell table:formula="of:=[.F13]+[.G13]" office:value-type="float" office:value="10.75">
            <text:p>10.7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AVERAGE([.B14:.E14])" office:value-type="float" office:value="10.25">
            <text:p>10.25</text:p>
          </table:table-cell>
          <table:table-cell table:formula="of:=STDEV([.B14:.E14])" office:value-type="float" office:value="0.5">
            <text:p>0.5</text:p>
          </table:table-cell>
          <table:table-cell table:formula="of:=[.F14]-[.G14]" office:value-type="float" office:value="9.75">
            <text:p>9.75</text:p>
          </table:table-cell>
          <table:table-cell table:formula="of:=[.F14]+[.G14]" office:value-type="float" office:value="10.75">
            <text:p>10.75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10">
            <text:p>10</text:p>
          </table:table-cell>
          <table:table-cell table:formula="of:=AVERAGE([.B15:.E15])" office:value-type="float" office:value="10">
            <text:p>10</text:p>
          </table:table-cell>
          <table:table-cell table:formula="of:=STDEV([.B15:.E15])" office:value-type="float" office:value="0">
            <text:p>0</text:p>
          </table:table-cell>
          <table:table-cell table:formula="of:=[.F15]-[.G15]" office:value-type="float" office:value="10">
            <text:p>10</text:p>
          </table:table-cell>
          <table:table-cell table:formula="of:=[.F15]+[.G15]" office:value-type="float" office:value="10">
            <text:p>1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office:value-type="string">
            <text:p>Good upgrade of DG size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4, 6, 8, 10, 12, 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6, 8, 10, 12, 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8, 10, 12, 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10, 12, 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string">
            <text:p>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string">
            <text:p>14, 16, 18, 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SS" table:style-name="ta4" table:print="false"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2" table:default-cell-style-name="Excel_20_Built-in_20_Normal"/>
        <table:table-column table:style-name="co2" table:number-columns-repeated="4" table:default-cell-style-name="Default"/>
        <table:table-row table:style-name="ro1">
          <table:table-cell office:value-type="string">
            <text:p>GSS</text:p>
          </table:table-cell>
          <table:table-cell office:value-type="string">
            <text:p>equal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Excel_20_Built-in_20_Normal" table:number-columns-repeated="3"/>
          <table:table-cell>
            <draw:frame table:end-cell-address="GSS.P24" table:end-x="0.5331in" table:end-y="0.0791in" draw:z-index="0" draw:style-name="gr1" svg:width="6.2988in" svg:height="3.5433in" svg:x="0.4575in" svg:y="0.0969in">
              <draw:object draw:notify-on-update-of-ranges="GSS.A6:GSS.A15 GSS.E4:GSS.E5 GSS.E6:GSS.E15 GSS.G4:GSS.G5 GSS.G6:GSS.G15 GSS.H4:GSS.H5 GSS.H6:GSS.H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AVERAGE([.B6:.D6])" office:value-type="float" office:value="63.3333333333333">
            <text:p>63.3333333333</text:p>
          </table:table-cell>
          <table:table-cell table:style-name="Excel_20_Built-in_20_Normal" table:formula="of:=STDEV([.A6:.D6])" office:value-type="float" office:value="30.6702896410625">
            <text:p>30.6702896411</text:p>
          </table:table-cell>
          <table:table-cell table:style-name="Excel_20_Built-in_20_Normal" table:formula="of:=[.E6]-[.F6]" office:value-type="float" office:value="32.6630436922708">
            <text:p>32.6630436923</text:p>
          </table:table-cell>
          <table:table-cell table:style-name="Excel_20_Built-in_20_Normal" table:formula="of:=[.E6]+[.F6]" office:value-type="float" office:value="94.0036229743959">
            <text:p>94.003622974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AVERAGE([.B7:.D7])" office:value-type="float" office:value="32.6666666666667">
            <text:p>32.6666666667</text:p>
          </table:table-cell>
          <table:table-cell table:style-name="Excel_20_Built-in_20_Normal" table:formula="of:=STDEV([.A7:.D7])" office:value-type="float" office:value="14.3410831761993">
            <text:p>14.3410831762</text:p>
          </table:table-cell>
          <table:table-cell table:style-name="Excel_20_Built-in_20_Normal" table:formula="of:=[.E7]-[.F7]" office:value-type="float" office:value="18.3255834904674">
            <text:p>18.3255834905</text:p>
          </table:table-cell>
          <table:table-cell table:style-name="Excel_20_Built-in_20_Normal" table:formula="of:=[.E7]+[.F7]" office:value-type="float" office:value="47.007749842866">
            <text:p>47.007749842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style-name="Excel_20_Built-in_20_Normal" table:formula="of:=STDEV([.A8:.D8])" office:value-type="float" office:value="8.5">
            <text:p>8.5</text:p>
          </table:table-cell>
          <table:table-cell table:style-name="Excel_20_Built-in_20_Normal" table:formula="of:=[.E8]-[.F8]" office:value-type="float" office:value="14.5">
            <text:p>14.5</text:p>
          </table:table-cell>
          <table:table-cell table:style-name="Excel_20_Built-in_20_Normal" table:formula="of:=[.E8]+[.F8]" office:value-type="float" office:value="31.5">
            <text:p>31.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AVERAGE([.B9:.D9])" office:value-type="float" office:value="17.3333333333333">
            <text:p>17.3333333333</text:p>
          </table:table-cell>
          <table:table-cell table:style-name="Excel_20_Built-in_20_Normal" table:formula="of:=STDEV([.A9:.D9])" office:value-type="float" office:value="4.69041575982343">
            <text:p>4.6904157598</text:p>
          </table:table-cell>
          <table:table-cell table:style-name="Excel_20_Built-in_20_Normal" table:formula="of:=[.E9]-[.F9]" office:value-type="float" office:value="12.6429175735099">
            <text:p>12.6429175735</text:p>
          </table:table-cell>
          <table:table-cell table:style-name="Excel_20_Built-in_20_Normal" table:formula="of:=[.E9]+[.F9]" office:value-type="float" office:value="22.0237490931568">
            <text:p>22.023749093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formula="of:=AVERAGE([.B10:.D10])" office:value-type="float" office:value="13">
            <text:p>13</text:p>
          </table:table-cell>
          <table:table-cell table:style-name="Excel_20_Built-in_20_Normal" table:formula="of:=STDEV([.A10:.D10])" office:value-type="float" office:value="1.5">
            <text:p>1.5</text:p>
          </table:table-cell>
          <table:table-cell table:style-name="Excel_20_Built-in_20_Normal" table:formula="of:=[.E10]-[.F10]" office:value-type="float" office:value="11.5">
            <text:p>11.5</text:p>
          </table:table-cell>
          <table:table-cell table:style-name="Excel_20_Built-in_20_Normal" table:formula="of:=[.E10]+[.F10]" office:value-type="float" office:value="14.5">
            <text:p>14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formula="of:=AVERAGE([.B11:.D11])" office:value-type="float" office:value="13">
            <text:p>13</text:p>
          </table:table-cell>
          <table:table-cell table:style-name="Excel_20_Built-in_20_Normal" table:formula="of:=STDEV([.A11:.D11])" office:value-type="float" office:value="0.5">
            <text:p>0.5</text:p>
          </table:table-cell>
          <table:table-cell table:style-name="Excel_20_Built-in_20_Normal" table:formula="of:=[.E11]-[.F11]" office:value-type="float" office:value="12.5">
            <text:p>12.5</text:p>
          </table:table-cell>
          <table:table-cell table:style-name="Excel_20_Built-in_20_Normal" table:formula="of:=[.E11]+[.F11]" office:value-type="float" office:value="13.5">
            <text:p>13.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10">
            <text:p>10</text:p>
          </table:table-cell>
          <table:table-cell table:formula="of:=AVERAGE([.B12:.D12])" office:value-type="float" office:value="10">
            <text:p>10</text:p>
          </table:table-cell>
          <table:table-cell table:style-name="Excel_20_Built-in_20_Normal" table:formula="of:=STDEV([.A12:.D12])" office:value-type="float" office:value="2">
            <text:p>2</text:p>
          </table:table-cell>
          <table:table-cell table:style-name="Excel_20_Built-in_20_Normal" table:formula="of:=[.E12]-[.F12]" office:value-type="float" office:value="8">
            <text:p>8</text:p>
          </table:table-cell>
          <table:table-cell table:style-name="Excel_20_Built-in_20_Normal" table:formula="of:=[.E12]+[.F12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AVERAGE([.B13:.D13])" office:value-type="float" office:value="10.3333333333333">
            <text:p>10.3333333333</text:p>
          </table:table-cell>
          <table:table-cell table:style-name="Excel_20_Built-in_20_Normal" table:formula="of:=STDEV([.A13:.D13])" office:value-type="float" office:value="2.87228132326901">
            <text:p>2.8722813233</text:p>
          </table:table-cell>
          <table:table-cell table:style-name="Excel_20_Built-in_20_Normal" table:formula="of:=[.E13]-[.F13]" office:value-type="float" office:value="7.46105201006432">
            <text:p>7.4610520101</text:p>
          </table:table-cell>
          <table:table-cell table:style-name="Excel_20_Built-in_20_Normal" table:formula="of:=[.E13]+[.F13]" office:value-type="float" office:value="13.2056146566024">
            <text:p>13.205614656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AVERAGE([.B14:.D14])" office:value-type="float" office:value="7.66666666666667">
            <text:p>7.6666666667</text:p>
          </table:table-cell>
          <table:table-cell table:style-name="Excel_20_Built-in_20_Normal" table:formula="of:=STDEV([.A14:.D14])" office:value-type="float" office:value="5.18812747209113">
            <text:p>5.1881274721</text:p>
          </table:table-cell>
          <table:table-cell table:style-name="Excel_20_Built-in_20_Normal" table:formula="of:=[.E14]-[.F14]" office:value-type="float" office:value="2.47853919457554">
            <text:p>2.4785391946</text:p>
          </table:table-cell>
          <table:table-cell table:style-name="Excel_20_Built-in_20_Normal" table:formula="of:=[.E14]+[.F14]" office:value-type="float" office:value="12.8547941387578">
            <text:p>12.854794138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8">
            <text:p>8</text:p>
          </table:table-cell>
          <table:table-cell table:formula="of:=AVERAGE([.B15:.D15])" office:value-type="float" office:value="8">
            <text:p>8</text:p>
          </table:table-cell>
          <table:table-cell table:style-name="Excel_20_Built-in_20_Normal" table:formula="of:=STDEV([.A15:.D15])" office:value-type="float" office:value="6">
            <text:p>6</text:p>
          </table:table-cell>
          <table:table-cell table:style-name="Excel_20_Built-in_20_Normal" table:formula="of:=[.E15]-[.F15]" office:value-type="float" office:value="2">
            <text:p>2</text:p>
          </table:table-cell>
          <table:table-cell table:style-name="Excel_20_Built-in_20_Normal" table:formula="of:=[.E15]+[.F15]" office:value-type="float" office:value="14">
            <text:p>14</text:p>
          </table:table-cell>
          <table:table-cell/>
        </table:table-row>
        <table:table-row table:style-name="ro2" table:number-rows-repeated="3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Good upgrade of DG size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6, 8, 10, 12, 14, 18, 2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10, 12, 14, 16, 18, 2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string">
            <text:p>10, 12, 14, 16, 18, 2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float" office:value="14">
            <text:p>1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0">
            <text:p>1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float" office:value="14">
            <text:p>1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4">
            <text:p>14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6">
            <text:p>1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0">
            <text:p>20</text:p>
          </table:table-cell>
          <table:table-cell table:style-name="Default" table:number-columns-repeated="3"/>
          <table:table-cell table:number-columns-repeated="4"/>
        </table:table-row>
      </table:table>
      <table:table table:name="FACT" table:style-name="ta4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Excel_20_Built-in_20_Normal" office:value-type="string">
            <text:p>FACT</text:p>
          </table:table-cell>
          <table:table-cell table:style-name="Excel_20_Built-in_20_Normal" office:value-type="string">
            <text:p>equal</text:p>
          </table:table-cell>
          <table:table-cell table:style-name="Excel_20_Built-in_20_Normal" table:number-columns-repeated="4"/>
          <table:table-cell table:number-columns-repeated="3"/>
        </table:table-row>
        <table:table-row table:style-name="ro1" table:number-rows-repeated="2">
          <table:table-cell table:style-name="Excel_20_Built-in_20_Normal" table:number-columns-repeated="6"/>
          <table:table-cell table:number-columns-repeated="3"/>
        </table:table-row>
        <table:table-row table:style-name="ro1">
          <table:table-cell table:style-name="Excel_20_Built-in_20_Normal" office:value-type="string">
            <text:p>PCs</text:p>
          </table:table-cell>
          <table:table-cell table:style-name="Excel_20_Built-in_20_Normal" office:value-type="string">
            <text:p>One</text:p>
          </table:table-cell>
          <table:table-cell table:style-name="Excel_20_Built-in_20_Normal" office:value-type="string">
            <text:p>Two</text:p>
          </table:table-cell>
          <table:table-cell office:value-type="string">
            <text:p>Three</text:p>
          </table:table-cell>
          <table:table-cell table:style-name="Excel_20_Built-in_20_Normal" office:value-type="string">
            <text:p>Four</text:p>
          </table:table-cell>
          <table:table-cell table:style-name="Excel_20_Built-in_20_Normal"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</table:table-row>
        <table:table-row table:style-name="ro1">
          <table:table-cell table:style-name="Excel_20_Built-in_20_Normal" office:value-type="float" office:value="1">
            <text:p>1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5"/>
        </table:table-row>
        <table:table-row table:style-name="ro1"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121">
            <text:p>121</text:p>
          </table:table-cell>
          <table:table-cell table:style-name="Excel_20_Built-in_20_Normal" office:value-type="float" office:value="115">
            <text:p>115</text:p>
          </table:table-cell>
          <table:table-cell office:value-type="float" office:value="113">
            <text:p>113</text:p>
          </table:table-cell>
          <table:table-cell table:style-name="Excel_20_Built-in_20_Normal" office:value-type="float" office:value="94">
            <text:p>94</text:p>
          </table:table-cell>
          <table:table-cell table:style-name="Excel_20_Built-in_20_Normal" table:formula="of:=AVERAGE([.B6:.E6])" office:value-type="float" office:value="110.75">
            <text:p>110.75</text:p>
          </table:table-cell>
          <table:table-cell table:style-name="Excel_20_Built-in_20_Normal" table:formula="of:=STDEV([.B6:.E6])" office:value-type="float" office:value="11.6726175299288">
            <text:p>11.6726175299</text:p>
          </table:table-cell>
          <table:table-cell table:style-name="Excel_20_Built-in_20_Normal" table:formula="of:=[.F6]-[.G6]" office:value-type="float" office:value="99.0773824700712">
            <text:p>99.0773824701</text:p>
          </table:table-cell>
          <table:table-cell table:style-name="Excel_20_Built-in_20_Normal" table:formula="of:=[.F6]+[.G6]" office:value-type="float" office:value="122.422617529929">
            <text:p>122.4226175299</text:p>
          </table:table-cell>
        </table:table-row>
        <table:table-row table:style-name="ro1">
          <table:table-cell table:style-name="Excel_20_Built-in_20_Normal" office:value-type="float" office:value="4">
            <text:p>4</text:p>
          </table:table-cell>
          <table:table-cell table:number-columns-repeated="2" table:style-name="Excel_20_Built-in_20_Normal" office:value-type="float" office:value="107">
            <text:p>107</text:p>
          </table:table-cell>
          <table:table-cell office:value-type="float" office:value="106">
            <text:p>106</text:p>
          </table:table-cell>
          <table:table-cell table:style-name="Excel_20_Built-in_20_Normal" office:value-type="float" office:value="85">
            <text:p>85</text:p>
          </table:table-cell>
          <table:table-cell table:style-name="Excel_20_Built-in_20_Normal" table:formula="of:=AVERAGE([.B7:.E7])" office:value-type="float" office:value="101.25">
            <text:p>101.25</text:p>
          </table:table-cell>
          <table:table-cell table:style-name="Excel_20_Built-in_20_Normal" table:formula="of:=STDEV([.B7:.E7])" office:value-type="float" office:value="10.8435848930754">
            <text:p>10.8435848931</text:p>
          </table:table-cell>
          <table:table-cell table:style-name="Excel_20_Built-in_20_Normal" table:formula="of:=[.F7]-[.G7]" office:value-type="float" office:value="90.4064151069246">
            <text:p>90.4064151069</text:p>
          </table:table-cell>
          <table:table-cell table:style-name="Excel_20_Built-in_20_Normal" table:formula="of:=[.F7]+[.G7]" office:value-type="float" office:value="112.093584893075">
            <text:p>112.0935848931</text:p>
          </table:table-cell>
        </table:table-row>
        <table:table-row table:style-name="ro1"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103">
            <text:p>103</text:p>
          </table:table-cell>
          <table:table-cell table:style-name="Excel_20_Built-in_20_Normal" office:value-type="float" office:value="97">
            <text:p>97</text:p>
          </table:table-cell>
          <table:table-cell office:value-type="float" office:value="101">
            <text:p>101</text:p>
          </table:table-cell>
          <table:table-cell table:style-name="Excel_20_Built-in_20_Normal" office:value-type="float" office:value="80">
            <text:p>80</text:p>
          </table:table-cell>
          <table:table-cell table:style-name="Excel_20_Built-in_20_Normal" table:formula="of:=AVERAGE([.B8:.E8])" office:value-type="float" office:value="95.25">
            <text:p>95.25</text:p>
          </table:table-cell>
          <table:table-cell table:style-name="Excel_20_Built-in_20_Normal" table:formula="of:=STDEV([.B8:.E8])" office:value-type="float" office:value="10.4682058316281">
            <text:p>10.4682058316</text:p>
          </table:table-cell>
          <table:table-cell table:style-name="Excel_20_Built-in_20_Normal" table:formula="of:=[.F8]-[.G8]" office:value-type="float" office:value="84.7817941683719">
            <text:p>84.7817941684</text:p>
          </table:table-cell>
          <table:table-cell table:style-name="Excel_20_Built-in_20_Normal" table:formula="of:=[.F8]+[.G8]" office:value-type="float" office:value="105.718205831628">
            <text:p>105.7182058316</text:p>
          </table:table-cell>
        </table:table-row>
        <table:table-row table:style-name="ro1">
          <table:table-cell table:style-name="Excel_20_Built-in_20_Normal" office:value-type="float" office:value="8">
            <text:p>8</text:p>
          </table:table-cell>
          <table:table-cell table:style-name="Excel_20_Built-in_20_Normal" office:value-type="float" office:value="96">
            <text:p>96</text:p>
          </table:table-cell>
          <table:table-cell table:style-name="Excel_20_Built-in_20_Normal" office:value-type="float" office:value="76">
            <text:p>76</text:p>
          </table:table-cell>
          <table:table-cell office:value-type="float" office:value="95">
            <text:p>95</text:p>
          </table:table-cell>
          <table:table-cell table:style-name="Excel_20_Built-in_20_Normal" office:value-type="float" office:value="75">
            <text:p>75</text:p>
          </table:table-cell>
          <table:table-cell table:style-name="Excel_20_Built-in_20_Normal" table:formula="of:=AVERAGE([.B9:.E9])" office:value-type="float" office:value="85.5">
            <text:p>85.5</text:p>
          </table:table-cell>
          <table:table-cell table:style-name="Excel_20_Built-in_20_Normal" table:formula="of:=STDEV([.B9:.E9])" office:value-type="float" office:value="11.5614301306831">
            <text:p>11.5614301307</text:p>
          </table:table-cell>
          <table:table-cell table:style-name="Excel_20_Built-in_20_Normal" table:formula="of:=[.F9]-[.G9]" office:value-type="float" office:value="73.9385698693169">
            <text:p>73.9385698693</text:p>
          </table:table-cell>
          <table:table-cell table:style-name="Excel_20_Built-in_20_Normal" table:formula="of:=[.F9]+[.G9]" office:value-type="float" office:value="97.0614301306831">
            <text:p>97.0614301307</text:p>
          </table:table-cell>
        </table:table-row>
        <table:table-row table:style-name="ro1">
          <table:table-cell table:style-name="Excel_20_Built-in_20_Normal" office:value-type="float" office:value="10">
            <text:p>10</text:p>
          </table:table-cell>
          <table:table-cell table:style-name="Excel_20_Built-in_20_Normal" office:value-type="float" office:value="91">
            <text:p>91</text:p>
          </table:table-cell>
          <table:table-cell table:style-name="Excel_20_Built-in_20_Normal" office:value-type="float" office:value="71">
            <text:p>71</text:p>
          </table:table-cell>
          <table:table-cell office:value-type="float" office:value="90">
            <text:p>90</text:p>
          </table:table-cell>
          <table:table-cell table:style-name="Excel_20_Built-in_20_Normal" office:value-type="float" office:value="71">
            <text:p>71</text:p>
          </table:table-cell>
          <table:table-cell table:style-name="Excel_20_Built-in_20_Normal" table:formula="of:=AVERAGE([.B10:.E10])" office:value-type="float" office:value="80.75">
            <text:p>80.75</text:p>
          </table:table-cell>
          <table:table-cell table:style-name="Excel_20_Built-in_20_Normal" table:formula="of:=STDEV([.B10:.E10])" office:value-type="float" office:value="11.2657297440808">
            <text:p>11.2657297441</text:p>
          </table:table-cell>
          <table:table-cell table:style-name="Excel_20_Built-in_20_Normal" table:formula="of:=[.F10]-[.G10]" office:value-type="float" office:value="69.4842702559192">
            <text:p>69.4842702559</text:p>
          </table:table-cell>
          <table:table-cell table:style-name="Excel_20_Built-in_20_Normal" table:formula="of:=[.F10]+[.G10]" office:value-type="float" office:value="92.0157297440808">
            <text:p>92.0157297441</text:p>
          </table:table-cell>
        </table:table-row>
        <table:table-row table:style-name="ro1">
          <table:table-cell table:style-name="Excel_20_Built-in_20_Normal" office:value-type="float" office:value="12">
            <text:p>12</text:p>
          </table:table-cell>
          <table:table-cell table:style-name="Excel_20_Built-in_20_Normal" office:value-type="float" office:value="85">
            <text:p>85</text:p>
          </table:table-cell>
          <table:table-cell table:style-name="Excel_20_Built-in_20_Normal" office:value-type="float" office:value="71">
            <text:p>71</text:p>
          </table:table-cell>
          <table:table-cell office:value-type="float" office:value="83">
            <text:p>83</text:p>
          </table:table-cell>
          <table:table-cell table:style-name="Excel_20_Built-in_20_Normal" office:value-type="float" office:value="67">
            <text:p>67</text:p>
          </table:table-cell>
          <table:table-cell table:style-name="Excel_20_Built-in_20_Normal" table:formula="of:=AVERAGE([.B11:.E11])" office:value-type="float" office:value="76.5">
            <text:p>76.5</text:p>
          </table:table-cell>
          <table:table-cell table:style-name="Excel_20_Built-in_20_Normal" table:formula="of:=STDEV([.B11:.E11])" office:value-type="float" office:value="8.85061203156784">
            <text:p>8.8506120316</text:p>
          </table:table-cell>
          <table:table-cell table:style-name="Excel_20_Built-in_20_Normal" table:formula="of:=[.F11]-[.G11]" office:value-type="float" office:value="67.6493879684322">
            <text:p>67.6493879684</text:p>
          </table:table-cell>
          <table:table-cell table:style-name="Excel_20_Built-in_20_Normal" table:formula="of:=[.F11]+[.G11]" office:value-type="float" office:value="85.3506120315678">
            <text:p>85.3506120316</text:p>
          </table:table-cell>
        </table:table-row>
        <table:table-row table:style-name="ro1">
          <table:table-cell table:style-name="Excel_20_Built-in_20_Normal" office:value-type="float" office:value="14">
            <text:p>14</text:p>
          </table:table-cell>
          <table:table-cell table:style-name="Excel_20_Built-in_20_Normal" office:value-type="float" office:value="78">
            <text:p>78</text:p>
          </table:table-cell>
          <table:table-cell table:style-name="Excel_20_Built-in_20_Normal" office:value-type="float" office:value="65">
            <text:p>65</text:p>
          </table:table-cell>
          <table:table-cell office:value-type="float" office:value="70">
            <text:p>70</text:p>
          </table:table-cell>
          <table:table-cell table:style-name="Excel_20_Built-in_20_Normal" office:value-type="float" office:value="61">
            <text:p>61</text:p>
          </table:table-cell>
          <table:table-cell table:style-name="Excel_20_Built-in_20_Normal" table:formula="of:=AVERAGE([.B12:.E12])" office:value-type="float" office:value="68.5">
            <text:p>68.5</text:p>
          </table:table-cell>
          <table:table-cell table:style-name="Excel_20_Built-in_20_Normal" table:formula="of:=STDEV([.B12:.E12])" office:value-type="float" office:value="7.32575365861197">
            <text:p>7.3257536586</text:p>
          </table:table-cell>
          <table:table-cell table:style-name="Excel_20_Built-in_20_Normal" table:formula="of:=[.F12]-[.G12]" office:value-type="float" office:value="61.174246341388">
            <text:p>61.1742463414</text:p>
          </table:table-cell>
          <table:table-cell table:style-name="Excel_20_Built-in_20_Normal" table:formula="of:=[.F12]+[.G12]" office:value-type="float" office:value="75.825753658612">
            <text:p>75.8257536586</text:p>
          </table:table-cell>
        </table:table-row>
        <table:table-row table:style-name="ro1">
          <table:table-cell table:style-name="Excel_20_Built-in_20_Normal" office:value-type="float" office:value="16">
            <text:p>16</text:p>
          </table:table-cell>
          <table:table-cell table:style-name="Excel_20_Built-in_20_Normal" office:value-type="float" office:value="73">
            <text:p>73</text:p>
          </table:table-cell>
          <table:table-cell table:style-name="Excel_20_Built-in_20_Normal" office:value-type="float" office:value="57">
            <text:p>57</text:p>
          </table:table-cell>
          <table:table-cell office:value-type="float" office:value="64">
            <text:p>64</text:p>
          </table:table-cell>
          <table:table-cell table:style-name="Excel_20_Built-in_20_Normal" office:value-type="float" office:value="58">
            <text:p>58</text:p>
          </table:table-cell>
          <table:table-cell table:style-name="Excel_20_Built-in_20_Normal" table:formula="of:=AVERAGE([.B13:.E13])" office:value-type="float" office:value="63">
            <text:p>63</text:p>
          </table:table-cell>
          <table:table-cell table:style-name="Excel_20_Built-in_20_Normal" table:formula="of:=STDEV([.B13:.E13])" office:value-type="float" office:value="7.34846922834953">
            <text:p>7.3484692283</text:p>
          </table:table-cell>
          <table:table-cell table:style-name="Excel_20_Built-in_20_Normal" table:formula="of:=[.F13]-[.G13]" office:value-type="float" office:value="55.6515307716505">
            <text:p>55.6515307717</text:p>
          </table:table-cell>
          <table:table-cell table:style-name="Excel_20_Built-in_20_Normal" table:formula="of:=[.F13]+[.G13]" office:value-type="float" office:value="70.3484692283495">
            <text:p>70.3484692283</text:p>
          </table:table-cell>
        </table:table-row>
        <table:table-row table:style-name="ro1">
          <table:table-cell table:style-name="Excel_20_Built-in_20_Normal" office:value-type="float" office:value="18">
            <text:p>18</text:p>
          </table:table-cell>
          <table:table-cell table:style-name="Excel_20_Built-in_20_Normal" office:value-type="float" office:value="65">
            <text:p>65</text:p>
          </table:table-cell>
          <table:table-cell table:style-name="Excel_20_Built-in_20_Normal" office:value-type="float" office:value="54">
            <text:p>54</text:p>
          </table:table-cell>
          <table:table-cell office:value-type="float" office:value="66">
            <text:p>66</text:p>
          </table:table-cell>
          <table:table-cell table:style-name="Excel_20_Built-in_20_Normal" office:value-type="float" office:value="52">
            <text:p>52</text:p>
          </table:table-cell>
          <table:table-cell table:style-name="Excel_20_Built-in_20_Normal" table:formula="of:=AVERAGE([.B14:.E14])" office:value-type="float" office:value="59.25">
            <text:p>59.25</text:p>
          </table:table-cell>
          <table:table-cell table:style-name="Excel_20_Built-in_20_Normal" table:formula="of:=STDEV([.B14:.E14])" office:value-type="float" office:value="7.27438428093173">
            <text:p>7.2743842809</text:p>
          </table:table-cell>
          <table:table-cell table:style-name="Excel_20_Built-in_20_Normal" table:formula="of:=[.F14]-[.G14]" office:value-type="float" office:value="51.9756157190683">
            <text:p>51.9756157191</text:p>
          </table:table-cell>
          <table:table-cell table:style-name="Excel_20_Built-in_20_Normal" table:formula="of:=[.F14]+[.G14]" office:value-type="float" office:value="66.5243842809317">
            <text:p>66.5243842809</text:p>
          </table:table-cell>
        </table:table-row>
        <table:table-row table:style-name="ro1">
          <table:table-cell table:style-name="Excel_20_Built-in_20_Normal" office:value-type="float" office:value="20">
            <text:p>20</text:p>
          </table:table-cell>
          <table:table-cell table:style-name="Excel_20_Built-in_20_Normal" office:value-type="float" office:value="62">
            <text:p>62</text:p>
          </table:table-cell>
          <table:table-cell table:style-name="Excel_20_Built-in_20_Normal" office:value-type="float" office:value="60">
            <text:p>60</text:p>
          </table:table-cell>
          <table:table-cell office:value-type="float" office:value="61">
            <text:p>61</text:p>
          </table:table-cell>
          <table:table-cell table:style-name="Excel_20_Built-in_20_Normal" office:value-type="float" office:value="59">
            <text:p>59</text:p>
          </table:table-cell>
          <table:table-cell table:style-name="Excel_20_Built-in_20_Normal" table:formula="of:=AVERAGE([.B15:.E15])" office:value-type="float" office:value="60.5">
            <text:p>60.5</text:p>
          </table:table-cell>
          <table:table-cell table:style-name="Excel_20_Built-in_20_Normal" table:formula="of:=STDEV([.B15:.E15])" office:value-type="float" office:value="1.29099444873581">
            <text:p>1.2909944487</text:p>
          </table:table-cell>
          <table:table-cell table:style-name="Excel_20_Built-in_20_Normal" table:formula="of:=[.F15]-[.G15]" office:value-type="float" office:value="59.2090055512642">
            <text:p>59.2090055513</text:p>
          </table:table-cell>
          <table:table-cell table:style-name="Excel_20_Built-in_20_Normal" table:formula="of:=[.F15]+[.G15]" office:value-type="float" office:value="61.7909944487358">
            <text:p>61.7909944487</text:p>
          </table:table-cell>
        </table:table-row>
        <table:table-row table:style-name="ro2">
          <table:table-cell table:number-columns-repeated="8"/>
          <table:table-cell>
            <draw:frame table:end-cell-address="FACT.P36" table:end-x="0.4886in" table:end-y="0.0571in" draw:z-index="0" draw:style-name="gr1" svg:width="6.2988in" svg:height="3.5425in" svg:x="0.413in" svg:y="0.0705in">
              <draw:object draw:notify-on-update-of-ranges="FACT.A6:FACT.A15 FACT.F4:FACT.F5 FACT.F6:FACT.F15 FACT.H4:FACT.H5 FACT.H6:FACT.H15 FACT.I4:FACT.I5 FACT.I6:FACT.I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>
            <text:p>Good upgrade of DG siz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from</text:p>
          </table:table-cell>
          <table:table-cell/>
          <table:table-cell office:value-type="string">
            <text:p>to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8, 10, 12, 14, 16, 18, 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string">
            <text:p>12, 14, 16, 18, 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/>
          <table:table-cell office:value-type="string">
            <text:p>14, 16, 18, 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  <table:table-cell office:value-type="string">
            <text:p>16, 18, 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  <table:table-cell office:value-type="string">
            <text:p>18, 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/>
          <table:table-cell office:value-type="string">
            <text:p>18, 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>
            <text:p>18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7"/>
        </table:table-row>
      </table:table>
      <table:table table:name="WFACT" table:style-name="ta4" table:print="false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Excel_20_Built-in_20_Normal" office:value-type="string">
            <text:p>WFACT</text:p>
          </table:table-cell>
          <table:table-cell table:style-name="Excel_20_Built-in_20_Normal" office:value-type="string">
            <text:p>equal</text:p>
          </table:table-cell>
          <table:table-cell table:style-name="Excel_20_Built-in_20_Normal" table:number-columns-repeated="4"/>
          <table:table-cell table:number-columns-repeated="7"/>
        </table:table-row>
        <table:table-row table:style-name="ro1">
          <table:table-cell table:style-name="Excel_20_Built-in_20_Normal" table:number-columns-repeated="6"/>
          <table:table-cell table:number-columns-repeated="7"/>
        </table:table-row>
        <table:table-row table:style-name="ro1">
          <table:table-cell table:style-name="Excel_20_Built-in_20_Normal" office:value-type="string">
            <text:p>PCs</text:p>
          </table:table-cell>
          <table:table-cell table:style-name="Excel_20_Built-in_20_Normal" office:value-type="string">
            <text:p>One</text:p>
          </table:table-cell>
          <table:table-cell table:style-name="Excel_20_Built-in_20_Normal" office:value-type="string">
            <text:p>Two</text:p>
          </table:table-cell>
          <table:table-cell office:value-type="string">
            <text:p>Three</text:p>
          </table:table-cell>
          <table:table-cell table:style-name="Excel_20_Built-in_20_Normal" office:value-type="string">
            <text:p>Four</text:p>
          </table:table-cell>
          <table:table-cell table:style-name="Excel_20_Built-in_20_Normal"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 table:number-columns-repeated="2"/>
          <table:table-cell table:style-name="Excel_20_Built-in_20_Normal" table:number-columns-repeated="2"/>
        </table:table-row>
        <table:table-row table:style-name="ro1">
          <table:table-cell table:style-name="Excel_20_Built-in_20_Normal" office:value-type="float" office:value="1">
            <text:p>1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5"/>
          <table:table-cell table:number-columns-repeated="4"/>
        </table:table-row>
        <table:table-row table:style-name="ro1"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92">
            <text:p>92</text:p>
          </table:table-cell>
          <table:table-cell table:style-name="Excel_20_Built-in_20_Normal" office:value-type="float" office:value="83">
            <text:p>83</text:p>
          </table:table-cell>
          <table:table-cell office:value-type="float" office:value="62">
            <text:p>62</text:p>
          </table:table-cell>
          <table:table-cell table:style-name="Excel_20_Built-in_20_Normal" office:value-type="float" office:value="63">
            <text:p>63</text:p>
          </table:table-cell>
          <table:table-cell table:style-name="Excel_20_Built-in_20_Normal" table:formula="of:=AVERAGE([.B5:.E5])" office:value-type="float" office:value="75">
            <text:p>75</text:p>
          </table:table-cell>
          <table:table-cell table:style-name="Excel_20_Built-in_20_Normal" table:formula="of:=STDEV([.B5:.E5])" office:value-type="float" office:value="14.8996644257513">
            <text:p>14.8996644258</text:p>
          </table:table-cell>
          <table:table-cell table:style-name="Excel_20_Built-in_20_Normal" table:formula="of:=[.F5]-[.G5]" office:value-type="float" office:value="60.1003355742487">
            <text:p>60.1003355742</text:p>
          </table:table-cell>
          <table:table-cell table:style-name="Excel_20_Built-in_20_Normal" table:formula="of:=[.F5]+[.G5]" office:value-type="float" office:value="89.8996644257513">
            <text:p>89.8996644258</text:p>
          </table:table-cell>
          <table:table-cell table:number-columns-repeated="4"/>
        </table:table-row>
        <table:table-row table:style-name="ro1"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64">
            <text:p>64</text:p>
          </table:table-cell>
          <table:table-cell table:style-name="Excel_20_Built-in_20_Normal" office:value-type="float" office:value="50">
            <text:p>50</text:p>
          </table:table-cell>
          <table:table-cell office:value-type="float" office:value="33">
            <text:p>33</text:p>
          </table:table-cell>
          <table:table-cell table:style-name="Excel_20_Built-in_20_Normal" office:value-type="float" office:value="32">
            <text:p>32</text:p>
          </table:table-cell>
          <table:table-cell table:style-name="Excel_20_Built-in_20_Normal" table:formula="of:=AVERAGE([.B6:.E6])" office:value-type="float" office:value="44.75">
            <text:p>44.75</text:p>
          </table:table-cell>
          <table:table-cell table:style-name="Excel_20_Built-in_20_Normal" table:formula="of:=STDEV([.B6:.E6])" office:value-type="float" office:value="15.2616076042685">
            <text:p>15.2616076043</text:p>
          </table:table-cell>
          <table:table-cell table:style-name="Excel_20_Built-in_20_Normal" table:formula="of:=[.F6]-[.G6]" office:value-type="float" office:value="29.4883923957315">
            <text:p>29.4883923957</text:p>
          </table:table-cell>
          <table:table-cell table:style-name="Excel_20_Built-in_20_Normal" table:formula="of:=[.F6]+[.G6]" office:value-type="float" office:value="60.0116076042685">
            <text:p>60.0116076043</text:p>
          </table:table-cell>
          <table:table-cell table:number-columns-repeated="4"/>
        </table:table-row>
        <table:table-row table:style-name="ro1"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0">
            <text:p>50</text:p>
          </table:table-cell>
          <table:table-cell table:style-name="Excel_20_Built-in_20_Normal" office:value-type="float" office:value="37">
            <text:p>37</text:p>
          </table:table-cell>
          <table:table-cell office:value-type="float" office:value="22">
            <text:p>22</text:p>
          </table:table-cell>
          <table:table-cell table:style-name="Excel_20_Built-in_20_Normal" office:value-type="float" office:value="22">
            <text:p>22</text:p>
          </table:table-cell>
          <table:table-cell table:style-name="Excel_20_Built-in_20_Normal" table:formula="of:=AVERAGE([.B7:.E7])" office:value-type="float" office:value="32.75">
            <text:p>32.75</text:p>
          </table:table-cell>
          <table:table-cell table:style-name="Excel_20_Built-in_20_Normal" table:formula="of:=STDEV([.B7:.E7])" office:value-type="float" office:value="13.5">
            <text:p>13.5</text:p>
          </table:table-cell>
          <table:table-cell table:style-name="Excel_20_Built-in_20_Normal" table:formula="of:=[.F7]-[.G7]" office:value-type="float" office:value="19.25">
            <text:p>19.25</text:p>
          </table:table-cell>
          <table:table-cell table:style-name="Excel_20_Built-in_20_Normal" table:formula="of:=[.F7]+[.G7]" office:value-type="float" office:value="46.25">
            <text:p>46.25</text:p>
          </table:table-cell>
          <table:table-cell table:number-columns-repeated="4"/>
        </table:table-row>
        <table:table-row table:style-name="ro1">
          <table:table-cell table:style-name="Excel_20_Built-in_20_Normal" office:value-type="float" office:value="8">
            <text:p>8</text:p>
          </table:table-cell>
          <table:table-cell table:style-name="Excel_20_Built-in_20_Normal" office:value-type="float" office:value="37">
            <text:p>37</text:p>
          </table:table-cell>
          <table:table-cell table:style-name="Excel_20_Built-in_20_Normal" office:value-type="float" office:value="29">
            <text:p>29</text:p>
          </table:table-cell>
          <table:table-cell office:value-type="float" office:value="18">
            <text:p>18</text:p>
          </table:table-cell>
          <table:table-cell table:style-name="Excel_20_Built-in_20_Normal" office:value-type="float" office:value="18">
            <text:p>18</text:p>
          </table:table-cell>
          <table:table-cell table:style-name="Excel_20_Built-in_20_Normal" table:formula="of:=AVERAGE([.B8:.E8])" office:value-type="float" office:value="25.5">
            <text:p>25.5</text:p>
          </table:table-cell>
          <table:table-cell table:style-name="Excel_20_Built-in_20_Normal" table:formula="of:=STDEV([.B8:.E8])" office:value-type="float" office:value="9.25562891794321">
            <text:p>9.2556289179</text:p>
          </table:table-cell>
          <table:table-cell table:style-name="Excel_20_Built-in_20_Normal" table:formula="of:=[.F8]-[.G8]" office:value-type="float" office:value="16.2443710820568">
            <text:p>16.2443710821</text:p>
          </table:table-cell>
          <table:table-cell table:style-name="Excel_20_Built-in_20_Normal" table:formula="of:=[.F8]+[.G8]" office:value-type="float" office:value="34.7556289179432">
            <text:p>34.7556289179</text:p>
          </table:table-cell>
          <table:table-cell table:number-columns-repeated="4"/>
        </table:table-row>
        <table:table-row table:style-name="ro1">
          <table:table-cell table:style-name="Excel_20_Built-in_20_Normal" office:value-type="float" office:value="10">
            <text:p>10</text:p>
          </table:table-cell>
          <table:table-cell table:style-name="Excel_20_Built-in_20_Normal" office:value-type="float" office:value="36">
            <text:p>36</text:p>
          </table:table-cell>
          <table:table-cell table:style-name="Excel_20_Built-in_20_Normal" office:value-type="float" office:value="26">
            <text:p>26</text:p>
          </table:table-cell>
          <table:table-cell office:value-type="float" office:value="13">
            <text:p>13</text:p>
          </table:table-cell>
          <table:table-cell table:style-name="Excel_20_Built-in_20_Normal" office:value-type="float" office:value="13">
            <text:p>13</text:p>
          </table:table-cell>
          <table:table-cell table:style-name="Excel_20_Built-in_20_Normal" table:formula="of:=AVERAGE([.B9:.E9])" office:value-type="float" office:value="22">
            <text:p>22</text:p>
          </table:table-cell>
          <table:table-cell table:style-name="Excel_20_Built-in_20_Normal" table:formula="of:=STDEV([.B9:.E9])" office:value-type="float" office:value="11.1654228162962">
            <text:p>11.1654228163</text:p>
          </table:table-cell>
          <table:table-cell table:style-name="Excel_20_Built-in_20_Normal" table:formula="of:=[.F9]-[.G9]" office:value-type="float" office:value="10.8345771837039">
            <text:p>10.8345771837</text:p>
          </table:table-cell>
          <table:table-cell table:style-name="Excel_20_Built-in_20_Normal" table:formula="of:=[.F9]+[.G9]" office:value-type="float" office:value="33.1654228162961">
            <text:p>33.1654228163</text:p>
          </table:table-cell>
          <table:table-cell table:number-columns-repeated="4"/>
        </table:table-row>
        <table:table-row table:style-name="ro1">
          <table:table-cell table:style-name="Excel_20_Built-in_20_Normal" office:value-type="float" office:value="12">
            <text:p>12</text:p>
          </table:table-cell>
          <table:table-cell table:style-name="Excel_20_Built-in_20_Normal" office:value-type="float" office:value="30">
            <text:p>30</text:p>
          </table:table-cell>
          <table:table-cell table:style-name="Excel_20_Built-in_20_Normal" office:value-type="float" office:value="19">
            <text:p>19</text:p>
          </table:table-cell>
          <table:table-cell office:value-type="float" office:value="12">
            <text:p>12</text:p>
          </table:table-cell>
          <table:table-cell table:style-name="Excel_20_Built-in_20_Normal" office:value-type="float" office:value="12">
            <text:p>12</text:p>
          </table:table-cell>
          <table:table-cell table:style-name="Excel_20_Built-in_20_Normal" table:formula="of:=AVERAGE([.B10:.E10])" office:value-type="float" office:value="18.25">
            <text:p>18.25</text:p>
          </table:table-cell>
          <table:table-cell table:style-name="Excel_20_Built-in_20_Normal" table:formula="of:=STDEV([.B10:.E10])" office:value-type="float" office:value="8.5">
            <text:p>8.5</text:p>
          </table:table-cell>
          <table:table-cell table:style-name="Excel_20_Built-in_20_Normal" table:formula="of:=[.F10]-[.G10]" office:value-type="float" office:value="9.75">
            <text:p>9.75</text:p>
          </table:table-cell>
          <table:table-cell table:style-name="Excel_20_Built-in_20_Normal" table:formula="of:=[.F10]+[.G10]" office:value-type="float" office:value="26.75">
            <text:p>26.75</text:p>
          </table:table-cell>
          <table:table-cell table:number-columns-repeated="4"/>
        </table:table-row>
        <table:table-row table:style-name="ro1">
          <table:table-cell table:style-name="Excel_20_Built-in_20_Normal" office:value-type="float" office:value="14">
            <text:p>14</text:p>
          </table:table-cell>
          <table:table-cell table:style-name="Excel_20_Built-in_20_Normal" office:value-type="float" office:value="27">
            <text:p>27</text:p>
          </table:table-cell>
          <table:table-cell table:style-name="Excel_20_Built-in_20_Normal" office:value-type="float" office:value="20">
            <text:p>20</text:p>
          </table:table-cell>
          <table:table-cell office:value-type="float" office:value="11">
            <text:p>11</text:p>
          </table:table-cell>
          <table:table-cell table:style-name="Excel_20_Built-in_20_Normal" office:value-type="float" office:value="11">
            <text:p>11</text:p>
          </table:table-cell>
          <table:table-cell table:style-name="Excel_20_Built-in_20_Normal" table:formula="of:=AVERAGE([.B11:.E11])" office:value-type="float" office:value="17.25">
            <text:p>17.25</text:p>
          </table:table-cell>
          <table:table-cell table:style-name="Excel_20_Built-in_20_Normal" table:formula="of:=STDEV([.B11:.E11])" office:value-type="float" office:value="7.76208734813001">
            <text:p>7.7620873481</text:p>
          </table:table-cell>
          <table:table-cell table:style-name="Excel_20_Built-in_20_Normal" table:formula="of:=[.F11]-[.G11]" office:value-type="float" office:value="9.48791265186999">
            <text:p>9.4879126519</text:p>
          </table:table-cell>
          <table:table-cell table:style-name="Excel_20_Built-in_20_Normal" table:formula="of:=[.F11]+[.G11]" office:value-type="float" office:value="25.01208734813">
            <text:p>25.0120873481</text:p>
          </table:table-cell>
          <table:table-cell table:number-columns-repeated="4"/>
        </table:table-row>
        <table:table-row table:style-name="ro1">
          <table:table-cell table:style-name="Excel_20_Built-in_20_Normal" office:value-type="float" office:value="16">
            <text:p>16</text:p>
          </table:table-cell>
          <table:table-cell table:style-name="Excel_20_Built-in_20_Normal" office:value-type="float" office:value="23">
            <text:p>23</text:p>
          </table:table-cell>
          <table:table-cell table:style-name="Excel_20_Built-in_20_Normal" office:value-type="float" office:value="15">
            <text:p>15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9">
            <text:p>9</text:p>
          </table:table-cell>
          <table:table-cell table:style-name="Excel_20_Built-in_20_Normal" table:formula="of:=AVERAGE([.B12:.E12])" office:value-type="float" office:value="14.25">
            <text:p>14.25</text:p>
          </table:table-cell>
          <table:table-cell table:style-name="Excel_20_Built-in_20_Normal" table:formula="of:=STDEV([.B12:.E12])" office:value-type="float" office:value="6.39661368746516">
            <text:p>6.3966136875</text:p>
          </table:table-cell>
          <table:table-cell table:style-name="Excel_20_Built-in_20_Normal" table:formula="of:=[.F12]-[.G12]" office:value-type="float" office:value="7.85338631253484">
            <text:p>7.8533863125</text:p>
          </table:table-cell>
          <table:table-cell table:style-name="Excel_20_Built-in_20_Normal" table:formula="of:=[.F12]+[.G12]" office:value-type="float" office:value="20.6466136874652">
            <text:p>20.6466136875</text:p>
          </table:table-cell>
          <table:table-cell table:number-columns-repeated="4"/>
        </table:table-row>
        <table:table-row table:style-name="ro1">
          <table:table-cell table:style-name="Excel_20_Built-in_20_Normal" office:value-type="float" office:value="18">
            <text:p>18</text:p>
          </table:table-cell>
          <table:table-cell table:style-name="Excel_20_Built-in_20_Normal" office:value-type="float" office:value="22">
            <text:p>22</text:p>
          </table:table-cell>
          <table:table-cell table:style-name="Excel_20_Built-in_20_Normal" office:value-type="float" office:value="15">
            <text:p>15</text:p>
          </table:table-cell>
          <table:table-cell office:value-type="float" office:value="7">
            <text:p>7</text:p>
          </table:table-cell>
          <table:table-cell table:style-name="Excel_20_Built-in_20_Normal" office:value-type="float" office:value="8">
            <text:p>8</text:p>
          </table:table-cell>
          <table:table-cell table:style-name="Excel_20_Built-in_20_Normal" table:formula="of:=AVERAGE([.B13:.E13])" office:value-type="float" office:value="13">
            <text:p>13</text:p>
          </table:table-cell>
          <table:table-cell table:style-name="Excel_20_Built-in_20_Normal" table:formula="of:=STDEV([.B13:.E13])" office:value-type="float" office:value="6.97614984548545">
            <text:p>6.9761498455</text:p>
          </table:table-cell>
          <table:table-cell table:style-name="Excel_20_Built-in_20_Normal" table:formula="of:=[.F13]-[.G13]" office:value-type="float" office:value="6.02385015451455">
            <text:p>6.0238501545</text:p>
          </table:table-cell>
          <table:table-cell table:style-name="Excel_20_Built-in_20_Normal" table:formula="of:=[.F13]+[.G13]" office:value-type="float" office:value="19.9761498454855">
            <text:p>19.9761498455</text:p>
          </table:table-cell>
          <table:table-cell table:number-columns-repeated="4"/>
        </table:table-row>
        <table:table-row table:style-name="ro1">
          <table:table-cell table:style-name="Excel_20_Built-in_20_Normal" office:value-type="float" office:value="20">
            <text:p>20</text:p>
          </table:table-cell>
          <table:table-cell table:style-name="Excel_20_Built-in_20_Normal" office:value-type="float" office:value="23">
            <text:p>23</text:p>
          </table:table-cell>
          <table:table-cell table:style-name="Excel_20_Built-in_20_Normal"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Excel_20_Built-in_20_Normal" office:value-type="float" office:value="8">
            <text:p>8</text:p>
          </table:table-cell>
          <table:table-cell table:style-name="Excel_20_Built-in_20_Normal" table:formula="of:=AVERAGE([.B14:.E14])" office:value-type="float" office:value="13.5">
            <text:p>13.5</text:p>
          </table:table-cell>
          <table:table-cell table:style-name="Excel_20_Built-in_20_Normal" table:formula="of:=STDEV([.B14:.E14])" office:value-type="float" office:value="7.14142842854285">
            <text:p>7.1414284285</text:p>
          </table:table-cell>
          <table:table-cell table:style-name="Excel_20_Built-in_20_Normal" table:formula="of:=[.F14]-[.G14]" office:value-type="float" office:value="6.35857157145715">
            <text:p>6.3585715715</text:p>
          </table:table-cell>
          <table:table-cell table:style-name="Excel_20_Built-in_20_Normal" table:formula="of:=[.F14]+[.G14]" office:value-type="float" office:value="20.6414284285429">
            <text:p>20.6414284285</text:p>
          </table:table-cell>
          <table:table-cell table:number-columns-repeated="4"/>
        </table:table-row>
        <table:table-row table:style-name="ro2">
          <table:table-cell table:number-columns-repeated="7"/>
          <table:table-cell>
            <draw:frame table:end-cell-address="WFACT.N35" table:end-x="0.1063in" table:end-y="0.0878in" draw:z-index="0" draw:style-name="gr1" svg:width="6.2988in" svg:height="3.5429in" svg:x="0.7433in" svg:y="0.1008in">
              <draw:object draw:notify-on-update-of-ranges="WFACT.A5:WFACT.A14 WFACT.F3:WFACT.F4 WFACT.F5:WFACT.F14 WFACT.H3:WFACT.H4 WFACT.H5:WFACT.H14 WFACT.I3:WFACT.I4 WFACT.I5:WFACT.I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2" table:number-rows-repeated="6">
          <table:table-cell table:number-columns-repeated="13"/>
        </table:table-row>
        <table:table-row table:style-name="ro2">
          <table:table-cell/>
          <table:table-cell office:value-type="string">
            <text:p>Good upgrade of DG siz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from</text:p>
          </table:table-cell>
          <table:table-cell/>
          <table:table-cell office:value-type="string">
            <text:p>to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, 6, 8, 10, 12, 14, 16, 18, 20</text:p>
          </table:table-cell>
          <table:table-cell table:number-columns-repeated="9"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string">
            <text:p>12, 14, 16, 18, 20</text:p>
          </table:table-cell>
          <table:table-cell table:number-columns-repeated="9"/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4">
            <text:p>1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8">
            <text:p>1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06:0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1-08-16T06:01:49.44</dc:date>
    <meta:editing-duration>PT3H14M39S</meta:editing-duration>
    <meta:editing-cycles>9</meta:editing-cycles>
    <meta:document-statistic meta:table-count="6" meta:cell-count="71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2" style:family="chart" style:data-style-name="N500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3" style:family="chart" style:data-style-name="N500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4" style:family="chart" style:data-style-name="N500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754cm" svg:height="7.087cm" xlink:href=".." xlink:type="simple" chart:class="chart:line" chart:style-name="ch1">
        <chart:title svg:x="5.063cm" svg:y="0.277cm" chart:style-name="ch2">
          <text:p>Parallel Time</text:p>
        </chart:title>
        <chart:legend chart:legend-position="end" svg:x="10.94cm" svg:y="2.348cm" chart:style-name="ch3"/>
        <chart:plot-area chart:style-name="ch4" table:cell-range-address="All.A4:All.F15" chart:data-source-has-labels="both" svg:x="1.293cm" svg:y="1.479cm" svg:width="9.137cm" svg:height="4.459cm">
          <chartooo:coordinate-region svg:x="2.1cm" svg:y="1.678cm" svg:width="8.143cm" svg:height="3.613cm"/>
          <chart:axis chart:dimension="x" chart:name="primary-x" chart:style-name="ch5">
            <chart:title svg:x="5.222cm" svg:y="6.08cm" chart:style-name="ch6">
              <text:p>DG Size</text:p>
            </chart:title>
            <chart:categories table:cell-range-address="All.A5:All.A15"/>
          </chart:axis>
          <chart:axis chart:dimension="y" chart:name="primary-y" chart:style-name="ch7">
            <chart:title svg:x="0.451cm" svg:y="4.731cm" chart:style-name="ch8">
              <text:p>Parallel Time</text:p>
            </chart:title>
            <chart:grid chart:style-name="ch9" chart:class="major"/>
          </chart:axis>
          <chart:series chart:style-name="ch10" chart:values-cell-range-address="All.B5:All.B15" chart:label-cell-address="All.B4:All.B4" chart:class="chart:line">
            <chart:data-point chart:repeated="11"/>
          </chart:series>
          <chart:series chart:style-name="ch11" chart:values-cell-range-address="All.C5:All.C15" chart:label-cell-address="All.C4:All.C4" chart:class="chart:line">
            <chart:data-point chart:repeated="11"/>
          </chart:series>
          <chart:series chart:style-name="ch12" chart:values-cell-range-address="All.D5:All.D15" chart:label-cell-address="All.D4:All.D4" chart:class="chart:line">
            <chart:data-point chart:repeated="11"/>
          </chart:series>
          <chart:series chart:style-name="ch13" chart:values-cell-range-address="All.E5:All.E15" chart:label-cell-address="All.E4:All.E4" chart:class="chart:line">
            <chart:data-point chart:repeated="11"/>
          </chart:series>
          <chart:series chart:style-name="ch14" chart:values-cell-range-address="All.F5:All.F15" chart:label-cell-address="All.F4:All.F4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All.B4:All.B4</svg:desc>
                </draw:g>
              </table:table-cell>
              <table:table-cell office:value-type="string">
                <text:p>FSC</text:p>
                <draw:g>
                  <svg:desc>All.C4:All.C4</svg:desc>
                </draw:g>
              </table:table-cell>
              <table:table-cell office:value-type="string">
                <text:p>GSS</text:p>
                <draw:g>
                  <svg:desc>All.D4:All.D4</svg:desc>
                </draw:g>
              </table:table-cell>
              <table:table-cell office:value-type="string">
                <text:p>FACT</text:p>
                <draw:g>
                  <svg:desc>All.E4:All.E4</svg:desc>
                </draw:g>
              </table:table-cell>
              <table:table-cell office:value-type="string">
                <text:p>WFACT</text:p>
                <draw:g>
                  <svg:desc>All.F4:Al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All.A5:All.A15</svg:desc>
                </draw:g>
              </table:table-cell>
              <table:table-cell office:value-type="float" office:value="NaN">
                <text:p>NaN</text:p>
                <draw:g>
                  <svg:desc>All.B5:All.B15</svg:desc>
                </draw:g>
              </table:table-cell>
              <table:table-cell office:value-type="float" office:value="NaN">
                <text:p>NaN</text:p>
                <draw:g>
                  <svg:desc>All.C5:All.C15</svg:desc>
                </draw:g>
              </table:table-cell>
              <table:table-cell office:value-type="float" office:value="NaN">
                <text:p>NaN</text:p>
                <draw:g>
                  <svg:desc>All.D5:All.D15</svg:desc>
                </draw:g>
              </table:table-cell>
              <table:table-cell office:value-type="float" office:value="NaN">
                <text:p>NaN</text:p>
                <draw:g>
                  <svg:desc>All.E5:All.E15</svg:desc>
                </draw:g>
              </table:table-cell>
              <table:table-cell office:value-type="float" office:value="NaN">
                <text:p>NaN</text:p>
                <draw:g>
                  <svg:desc>All.F5:All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5">
                <text:p>63.5</text:p>
              </table:table-cell>
              <table:table-cell office:value-type="float" office:value="64">
                <text:p>64</text:p>
              </table:table-cell>
              <table:table-cell office:value-type="float" office:value="63.3333333333">
                <text:p>63.3333333333</text:p>
              </table:table-cell>
              <table:table-cell office:value-type="float" office:value="110.75">
                <text:p>110.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75">
                <text:p>37.75</text:p>
              </table:table-cell>
              <table:table-cell office:value-type="float" office:value="34.25">
                <text:p>34.25</text:p>
              </table:table-cell>
              <table:table-cell office:value-type="float" office:value="32.6666666667">
                <text:p>32.6666666667</text:p>
              </table:table-cell>
              <table:table-cell office:value-type="float" office:value="101.25">
                <text:p>101.25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.25">
                <text:p>24.25</text:p>
              </table:table-cell>
              <table:table-cell office:value-type="float" office:value="23">
                <text:p>23</text:p>
              </table:table-cell>
              <table:table-cell office:value-type="float" office:value="95.25">
                <text:p>95.25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5">
                <text:p>22.25</text:p>
              </table:table-cell>
              <table:table-cell office:value-type="float" office:value="19.75">
                <text:p>19.75</text:p>
              </table:table-cell>
              <table:table-cell office:value-type="float" office:value="17.3333333333">
                <text:p>17.3333333333</text:p>
              </table:table-cell>
              <table:table-cell office:value-type="float" office:value="85.5">
                <text:p>8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75">
                <text:p>14.7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80.75">
                <text:p>80.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.75">
                <text:p>14.75</text:p>
              </table:table-cell>
              <table:table-cell office:value-type="float" office:value="13">
                <text:p>13</text:p>
              </table:table-cell>
              <table:table-cell office:value-type="float" office:value="76.5">
                <text:p>76.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5">
                <text:p>14.5</text:p>
              </table:table-cell>
              <table:table-cell office:value-type="float" office:value="10.25">
                <text:p>10.25</text:p>
              </table:table-cell>
              <table:table-cell office:value-type="float" office:value="10">
                <text:p>10</text:p>
              </table:table-cell>
              <table:table-cell office:value-type="float" office:value="68.5">
                <text:p>68.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5">
                <text:p>11.75</text:p>
              </table:table-cell>
              <table:table-cell office:value-type="float" office:value="10.25">
                <text:p>10.25</text:p>
              </table:table-cell>
              <table:table-cell office:value-type="float" office:value="10.3333333333">
                <text:p>10.3333333333</text:p>
              </table:table-cell>
              <table:table-cell office:value-type="float" office:value="63">
                <text:p>63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  <table:table-cell office:value-type="float" office:value="7.6666666667">
                <text:p>7.6666666667</text:p>
              </table:table-cell>
              <table:table-cell office:value-type="float" office:value="59.25">
                <text:p>59.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0.5">
                <text:p>60.5</text:p>
              </table:table-cell>
              <table:table-cell office:value-type="float" office:value="13.5">
                <text:p>1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369cm" svg:y="0.316cm" chart:style-name="ch2">
          <text:p>WFACT (Equal)</text:p>
        </chart:title>
        <chart:legend chart:legend-position="end" svg:x="13.868cm" svg:y="3.716cm" chart:style-name="ch3"/>
        <chart:plot-area chart:style-name="ch4" table:cell-range-address="WFACT.A5:WFACT.A14 WFACT.F3:WFACT.F14 WFACT.H3:WFACT.I14" chart:data-source-has-labels="both" svg:x="1.358cm" svg:y="1.635cm" svg:width="11.87cm" svg:height="6.177cm">
          <chartooo:coordinate-region svg:x="2.165cm" svg:y="1.847cm" svg:width="10.876cm" svg:height="5.292cm"/>
          <chart:axis chart:dimension="x" chart:name="primary-x" chart:style-name="ch5">
            <chart:title svg:x="6.667cm" svg:y="7.993cm" chart:style-name="ch6">
              <text:p>DG size</text:p>
            </chart:title>
            <chart:categories table:cell-range-address="WFACT.A5:WFACT.A14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WFACT.F5:WFACT.F14" chart:label-cell-address="WFACT.F3:WFACT.F4" chart:class="chart:line">
            <chart:data-point chart:repeated="10"/>
          </chart:series>
          <chart:series chart:style-name="ch11" chart:values-cell-range-address="WFACT.H5:WFACT.H14" chart:label-cell-address="WFACT.H3:WFACT.H4" chart:class="chart:line">
            <chart:data-point chart:repeated="10"/>
          </chart:series>
          <chart:series chart:style-name="ch12" chart:values-cell-range-address="WFACT.I5:WFACT.I14" chart:label-cell-address="WFACT.I3:WFACT.I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WFACT.F3:WFACT.F4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WFACT.H3:WFACT.H4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WFACT.I3:WFACT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WFACT.A5:WFACT.A14</svg:desc>
                </draw:g>
              </table:table-cell>
              <table:table-cell office:value-type="float" office:value="75">
                <text:p>75</text:p>
                <draw:g>
                  <svg:desc>WFACT.F5:WFACT.F14</svg:desc>
                </draw:g>
              </table:table-cell>
              <table:table-cell office:value-type="float" office:value="60.1003355742487">
                <text:p>60.1003355742487</text:p>
                <draw:g>
                  <svg:desc>WFACT.H5:WFACT.H14</svg:desc>
                </draw:g>
              </table:table-cell>
              <table:table-cell office:value-type="float" office:value="89.8996644257513">
                <text:p>89.8996644257513</text:p>
                <draw:g>
                  <svg:desc>WFACT.I5:WFACT.I14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75">
                <text:p>44.75</text:p>
              </table:table-cell>
              <table:table-cell office:value-type="float" office:value="29.4883923957315">
                <text:p>29.4883923957315</text:p>
              </table:table-cell>
              <table:table-cell office:value-type="float" office:value="60.0116076042685">
                <text:p>60.0116076042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75">
                <text:p>32.75</text:p>
              </table:table-cell>
              <table:table-cell office:value-type="float" office:value="19.25">
                <text:p>19.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5">
                <text:p>25.5</text:p>
              </table:table-cell>
              <table:table-cell office:value-type="float" office:value="16.2443710820568">
                <text:p>16.2443710820568</text:p>
              </table:table-cell>
              <table:table-cell office:value-type="float" office:value="34.7556289179432">
                <text:p>34.7556289179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.8345771837039">
                <text:p>10.8345771837039</text:p>
              </table:table-cell>
              <table:table-cell office:value-type="float" office:value="33.1654228162961">
                <text:p>33.1654228162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25">
                <text:p>18.25</text:p>
              </table:table-cell>
              <table:table-cell office:value-type="float" office:value="9.75">
                <text:p>9.7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25">
                <text:p>17.25</text:p>
              </table:table-cell>
              <table:table-cell office:value-type="float" office:value="9.48791265186999">
                <text:p>9.48791265186999</text:p>
              </table:table-cell>
              <table:table-cell office:value-type="float" office:value="25.01208734813">
                <text:p>25.01208734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5">
                <text:p>14.25</text:p>
              </table:table-cell>
              <table:table-cell office:value-type="float" office:value="7.85338631253484">
                <text:p>7.85338631253484</text:p>
              </table:table-cell>
              <table:table-cell office:value-type="float" office:value="20.6466136874652">
                <text:p>20.6466136874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6.02385015451455">
                <text:p>6.02385015451455</text:p>
              </table:table-cell>
              <table:table-cell office:value-type="float" office:value="19.9761498454855">
                <text:p>19.976149845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5">
                <text:p>13.5</text:p>
              </table:table-cell>
              <table:table-cell office:value-type="float" office:value="6.35857157145715">
                <text:p>6.35857157145715</text:p>
              </table:table-cell>
              <table:table-cell office:value-type="float" office:value="20.6414284285429">
                <text:p>20.6414284285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column-mapping="0" chart:style-name="ch1">
        <chart:title svg:x="6.594cm" svg:y="0.315cm" chart:style-name="ch2">
          <text:p>FACT (Equal)</text:p>
        </chart:title>
        <chart:legend chart:legend-position="end" svg:x="13.868cm" svg:y="3.715cm" chart:style-name="ch3"/>
        <chart:plot-area chart:style-name="ch4" table:cell-range-address="FACT.A6:FACT.A15 FACT.F4:FACT.F15 FACT.H4:FACT.I15" chart:data-source-has-labels="both" svg:x="1.358cm" svg:y="1.631cm" svg:width="11.87cm" svg:height="6.181cm">
          <chartooo:coordinate-region svg:x="2.165cm" svg:y="1.844cm" svg:width="10.876cm" svg:height="5.295cm"/>
          <chart:axis chart:dimension="x" chart:name="primary-x" chart:style-name="ch5">
            <chart:title svg:x="6.654cm" svg:y="7.992cm" chart:style-name="ch6">
              <text:p>DG Size</text:p>
            </chart:title>
            <chart:categories table:cell-range-address="FACT.A6:FACT.A15"/>
          </chart:axis>
          <chart:axis chart:dimension="y" chart:name="primary-y" chart:style-name="ch7">
            <chart:title svg:x="0.451cm" svg:y="5.665cm" chart:style-name="ch8">
              <text:p>Exec. Times</text:p>
            </chart:title>
            <chart:grid chart:style-name="ch9" chart:class="major"/>
          </chart:axis>
          <chart:series chart:style-name="ch10" chart:values-cell-range-address="FACT.F6:FACT.F15" chart:label-cell-address="FACT.F4:FACT.F5" chart:class="chart:line">
            <chart:data-point chart:repeated="10"/>
          </chart:series>
          <chart:series chart:style-name="ch11" chart:values-cell-range-address="FACT.H6:FACT.H15" chart:label-cell-address="FACT.H4:FACT.H5" chart:class="chart:line">
            <chart:data-point chart:repeated="10"/>
          </chart:series>
          <chart:series chart:style-name="ch12" chart:values-cell-range-address="FACT.I6:FACT.I15" chart:label-cell-address="FACT.I4:FACT.I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FACT.F4:FACT.F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FACT.H4:FACT.H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FACT.I4:FACT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FACT.A6:FACT.A15</svg:desc>
                </draw:g>
              </table:table-cell>
              <table:table-cell office:value-type="float" office:value="110.75">
                <text:p>110.75</text:p>
                <draw:g>
                  <svg:desc>FACT.F6:FACT.F15</svg:desc>
                </draw:g>
              </table:table-cell>
              <table:table-cell office:value-type="float" office:value="99.0773824700712">
                <text:p>99.0773824700712</text:p>
                <draw:g>
                  <svg:desc>FACT.H6:FACT.H15</svg:desc>
                </draw:g>
              </table:table-cell>
              <table:table-cell office:value-type="float" office:value="122.422617529929">
                <text:p>122.422617529929</text:p>
                <draw:g>
                  <svg:desc>FACT.I6:FACT.I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.25">
                <text:p>101.25</text:p>
              </table:table-cell>
              <table:table-cell office:value-type="float" office:value="90.4064151069246">
                <text:p>90.4064151069246</text:p>
              </table:table-cell>
              <table:table-cell office:value-type="float" office:value="112.093584893075">
                <text:p>112.093584893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.25">
                <text:p>95.25</text:p>
              </table:table-cell>
              <table:table-cell office:value-type="float" office:value="84.7817941683719">
                <text:p>84.7817941683719</text:p>
              </table:table-cell>
              <table:table-cell office:value-type="float" office:value="105.718205831628">
                <text:p>105.718205831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5">
                <text:p>85.5</text:p>
              </table:table-cell>
              <table:table-cell office:value-type="float" office:value="73.9385698693169">
                <text:p>73.9385698693169</text:p>
              </table:table-cell>
              <table:table-cell office:value-type="float" office:value="97.0614301306831">
                <text:p>97.0614301306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75">
                <text:p>80.75</text:p>
              </table:table-cell>
              <table:table-cell office:value-type="float" office:value="69.4842702559192">
                <text:p>69.4842702559192</text:p>
              </table:table-cell>
              <table:table-cell office:value-type="float" office:value="92.0157297440808">
                <text:p>92.0157297440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.5">
                <text:p>76.5</text:p>
              </table:table-cell>
              <table:table-cell office:value-type="float" office:value="67.6493879684322">
                <text:p>67.6493879684322</text:p>
              </table:table-cell>
              <table:table-cell office:value-type="float" office:value="85.3506120315678">
                <text:p>85.3506120315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5">
                <text:p>68.5</text:p>
              </table:table-cell>
              <table:table-cell office:value-type="float" office:value="61.174246341388">
                <text:p>61.174246341388</text:p>
              </table:table-cell>
              <table:table-cell office:value-type="float" office:value="75.825753658612">
                <text:p>75.8257536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">
                <text:p>63</text:p>
              </table:table-cell>
              <table:table-cell office:value-type="float" office:value="55.6515307716505">
                <text:p>55.6515307716505</text:p>
              </table:table-cell>
              <table:table-cell office:value-type="float" office:value="70.3484692283495">
                <text:p>70.3484692283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25">
                <text:p>59.25</text:p>
              </table:table-cell>
              <table:table-cell office:value-type="float" office:value="51.9756157190683">
                <text:p>51.9756157190683</text:p>
              </table:table-cell>
              <table:table-cell office:value-type="float" office:value="66.5243842809317">
                <text:p>66.5243842809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5">
                <text:p>60.5</text:p>
              </table:table-cell>
              <table:table-cell office:value-type="float" office:value="59.2090055512642">
                <text:p>59.2090055512642</text:p>
              </table:table-cell>
              <table:table-cell office:value-type="float" office:value="61.7909944487358">
                <text:p>61.79099444873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7cm" svg:y="0.316cm" chart:style-name="ch2">
          <text:p>GSS (Equal)</text:p>
        </chart:title>
        <chart:legend chart:legend-position="end" svg:x="13.868cm" svg:y="3.716cm" chart:style-name="ch3"/>
        <chart:plot-area chart:style-name="ch4" table:cell-range-address="GSS.A6:GSS.A15 GSS.E4:GSS.E15 GSS.G4:GSS.H15" chart:data-source-has-labels="both" svg:x="1.301cm" svg:y="1.607cm" svg:width="11.868cm" svg:height="6.176cm">
          <chartooo:coordinate-region svg:x="2.108cm" svg:y="1.819cm" svg:width="10.875cm" svg:height="5.291cm"/>
          <chart:axis chart:dimension="x" chart:name="primary-x" chart:style-name="ch5">
            <chart:title svg:x="6.596cm" svg:y="7.964cm" chart:style-name="ch6">
              <text:p>DG Size</text:p>
            </chart:title>
            <chart:categories table:cell-range-address="GSS.A6:GSS.A15"/>
          </chart:axis>
          <chart:axis chart:dimension="y" chart:name="primary-y" chart:style-name="ch7">
            <chart:title svg:x="0.394cm" svg:y="5.546cm" chart:style-name="ch8">
              <text:p>Exec. Time</text:p>
            </chart:title>
            <chart:grid chart:style-name="ch9" chart:class="major"/>
          </chart:axis>
          <chart:series chart:style-name="ch10" chart:values-cell-range-address="GSS.E6:GSS.E15" chart:label-cell-address="GSS.E4:GSS.E5" chart:class="chart:line">
            <chart:data-point chart:repeated="10"/>
          </chart:series>
          <chart:series chart:style-name="ch11" chart:values-cell-range-address="GSS.G6:GSS.G15" chart:label-cell-address="GSS.G4:GSS.G5" chart:class="chart:line">
            <chart:data-point chart:repeated="10"/>
          </chart:series>
          <chart:series chart:style-name="ch12" chart:values-cell-range-address="GSS.H6:GSS.H15" chart:label-cell-address="GSS.H4:GSS.H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GSS.E4:GSS.E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GSS.G4:GSS.G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GSS.H4:GSS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GSS.A6:GSS.A15</svg:desc>
                </draw:g>
              </table:table-cell>
              <table:table-cell office:value-type="float" office:value="63.3333333333333">
                <text:p>63.3333333333333</text:p>
                <draw:g>
                  <svg:desc>GSS.E6:GSS.E15</svg:desc>
                </draw:g>
              </table:table-cell>
              <table:table-cell office:value-type="float" office:value="32.6630436922708">
                <text:p>32.6630436922708</text:p>
                <draw:g>
                  <svg:desc>GSS.G6:GSS.G15</svg:desc>
                </draw:g>
              </table:table-cell>
              <table:table-cell office:value-type="float" office:value="94.0036229743959">
                <text:p>94.0036229743959</text:p>
                <draw:g>
                  <svg:desc>GSS.H6:GSS.H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18.3255834904674">
                <text:p>18.3255834904674</text:p>
              </table:table-cell>
              <table:table-cell office:value-type="float" office:value="47.007749842866">
                <text:p>47.007749842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4.5">
                <text:p>14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12.6429175735099">
                <text:p>12.6429175735099</text:p>
              </table:table-cell>
              <table:table-cell office:value-type="float" office:value="22.0237490931568">
                <text:p>22.0237490931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7.46105201006432">
                <text:p>7.46105201006432</text:p>
              </table:table-cell>
              <table:table-cell office:value-type="float" office:value="13.2056146566024">
                <text:p>13.2056146566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2.47853919457554">
                <text:p>2.47853919457554</text:p>
              </table:table-cell>
              <table:table-cell office:value-type="float" office:value="12.8547941387578">
                <text:p>12.854794138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713cm" svg:y="0.316cm" chart:style-name="ch2">
          <text:p>FSC (Equal)</text:p>
        </chart:title>
        <chart:legend chart:legend-position="end" svg:x="13.868cm" svg:y="3.716cm" chart:style-name="ch3"/>
        <chart:plot-area chart:style-name="ch4" table:cell-range-address="FSC.A6:FSC.A15 FSC.F4:FSC.F15 FSC.H4:FSC.I15" chart:data-source-has-labels="both" svg:x="1.358cm" svg:y="1.635cm" svg:width="11.87cm" svg:height="6.177cm">
          <chartooo:coordinate-region svg:x="1.979cm" svg:y="1.847cm" svg:width="11.062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FSC.A6:FSC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FSC.F6:FSC.F15" chart:label-cell-address="FSC.F4:FSC.F5" chart:class="chart:line">
            <chart:data-point chart:repeated="10"/>
          </chart:series>
          <chart:series chart:style-name="ch11" chart:values-cell-range-address="FSC.H6:FSC.H15" chart:label-cell-address="FSC.H4:FSC.H5" chart:class="chart:line">
            <chart:data-point chart:repeated="10"/>
          </chart:series>
          <chart:series chart:style-name="ch12" chart:values-cell-range-address="FSC.I6:FSC.I15" chart:label-cell-address="FSC.I4:FSC.I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FSC.F4:FSC.F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FSC.H4:FSC.H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FSC.I4:FSC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FSC.A6:FSC.A15</svg:desc>
                </draw:g>
              </table:table-cell>
              <table:table-cell office:value-type="float" office:value="64">
                <text:p>64</text:p>
                <draw:g>
                  <svg:desc>FSC.F6:FSC.F15</svg:desc>
                </draw:g>
              </table:table-cell>
              <table:table-cell office:value-type="float" office:value="64">
                <text:p>64</text:p>
                <draw:g>
                  <svg:desc>FSC.H6:FSC.H15</svg:desc>
                </draw:g>
              </table:table-cell>
              <table:table-cell office:value-type="float" office:value="64">
                <text:p>64</text:p>
                <draw:g>
                  <svg:desc>FSC.I6:FSC.I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5">
                <text:p>34.25</text:p>
              </table:table-cell>
              <table:table-cell office:value-type="float" office:value="33.75">
                <text:p>33.75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25">
                <text:p>24.25</text:p>
              </table:table-cell>
              <table:table-cell office:value-type="float" office:value="23.75">
                <text:p>23.7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75">
                <text:p>19.75</text:p>
              </table:table-cell>
              <table:table-cell office:value-type="float" office:value="19.25">
                <text:p>19.2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5">
                <text:p>14.75</text:p>
              </table:table-cell>
              <table:table-cell office:value-type="float" office:value="14.25">
                <text:p>14.25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5">
                <text:p>10.25</text:p>
              </table:table-cell>
              <table:table-cell office:value-type="float" office:value="9.75">
                <text:p>9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5">
                <text:p>10.25</text:p>
              </table:table-cell>
              <table:table-cell office:value-type="float" office:value="9.75">
                <text:p>9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9.75">
                <text:p>9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607cm" svg:y="0.316cm" chart:style-name="ch2">
          <text:p>Static (Equal)</text:p>
        </chart:title>
        <chart:legend chart:legend-position="end" svg:x="13.868cm" svg:y="3.716cm" chart:style-name="ch3"/>
        <chart:plot-area chart:style-name="ch4" table:cell-range-address="Static.A6:Static.A15 Static.F4:Static.F15 Static.H4:Static.I15" chart:data-source-has-labels="both" svg:x="1.358cm" svg:y="1.635cm" svg:width="11.87cm" svg:height="6.177cm">
          <chartooo:coordinate-region svg:x="1.979cm" svg:y="1.847cm" svg:width="11.062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Static.A6:Static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Static.F6:Static.F15" chart:label-cell-address="Static.F4:Static.F5" chart:class="chart:line">
            <chart:data-point chart:repeated="10"/>
          </chart:series>
          <chart:series chart:style-name="ch11" chart:values-cell-range-address="Static.H6:Static.H15" chart:label-cell-address="Static.H4:Static.H5" chart:class="chart:line">
            <chart:data-point chart:repeated="10"/>
          </chart:series>
          <chart:series chart:style-name="ch12" chart:values-cell-range-address="Static.I6:Static.I15" chart:label-cell-address="Static.I4:Static.I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Static.F4:Static.F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Static.H4:Static.H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Static.I4:Static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tatic.A6:Static.A15</svg:desc>
                </draw:g>
              </table:table-cell>
              <table:table-cell office:value-type="float" office:value="63.5">
                <text:p>63.5</text:p>
                <draw:g>
                  <svg:desc>Static.F6:Static.F15</svg:desc>
                </draw:g>
              </table:table-cell>
              <table:table-cell office:value-type="float" office:value="57.3086081263311">
                <text:p>57.3086081263311</text:p>
                <draw:g>
                  <svg:desc>Static.H6:Static.H15</svg:desc>
                </draw:g>
              </table:table-cell>
              <table:table-cell office:value-type="float" office:value="69.6913918736689">
                <text:p>69.6913918736689</text:p>
                <draw:g>
                  <svg:desc>Static.I6:Static.I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75">
                <text:p>37.75</text:p>
              </table:table-cell>
              <table:table-cell office:value-type="float" office:value="34.9962147263569">
                <text:p>34.9962147263569</text:p>
              </table:table-cell>
              <table:table-cell office:value-type="float" office:value="40.5037852736431">
                <text:p>40.5037852736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6.5857864376269">
                <text:p>26.5857864376269</text:p>
              </table:table-cell>
              <table:table-cell office:value-type="float" office:value="29.4142135623731">
                <text:p>29.4142135623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5">
                <text:p>22.25</text:p>
              </table:table-cell>
              <table:table-cell office:value-type="float" office:value="21.2925728922437">
                <text:p>21.2925728922437</text:p>
              </table:table-cell>
              <table:table-cell office:value-type="float" office:value="23.2074271077563">
                <text:p>23.2074271077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75">
                <text:p>14.75</text:p>
              </table:table-cell>
              <table:table-cell office:value-type="float" office:value="13.4916942607882">
                <text:p>13.4916942607882</text:p>
              </table:table-cell>
              <table:table-cell office:value-type="float" office:value="16.0083057392118">
                <text:p>16.0083057392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.1835034190723">
                <text:p>14.1835034190723</text:p>
              </table:table-cell>
              <table:table-cell office:value-type="float" office:value="15.8164965809277">
                <text:p>15.8164965809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5">
                <text:p>14.5</text:p>
              </table:table-cell>
              <table:table-cell office:value-type="float" office:value="13.5">
                <text:p>13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5">
                <text:p>11.75</text:p>
              </table:table-cell>
              <table:table-cell office:value-type="float" office:value="11.25">
                <text:p>11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9.18350341907227">
                <text:p>9.18350341907227</text:p>
              </table:table-cell>
              <table:table-cell office:value-type="float" office:value="10.8164965809277">
                <text:p>10.8164965809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">
                <text:p>10.5</text:p>
              </table:table-cell>
              <table:table-cell office:value-type="float" office:value="9.20900555126419">
                <text:p>9.20900555126419</text:p>
              </table:table-cell>
              <table:table-cell office:value-type="float" office:value="11.7909944487358">
                <text:p>11.79099444873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" chart:style-name="ch1">
        <chart:title svg:x="6.713cm" svg:y="0.316cm" chart:style-name="ch2">
          <text:p>Parallel Cost</text:p>
        </chart:title>
        <chart:legend chart:legend-position="end" svg:x="13.974cm" svg:y="3.24cm" chart:style-name="ch3"/>
        <chart:plot-area chart:style-name="ch4" table:cell-range-address="All.A6:All.A15 All.B18:All.F28" chart:data-source-has-labels="both" svg:x="1.358cm" svg:y="1.635cm" svg:width="11.976cm" svg:height="6.177cm">
          <chartooo:coordinate-region svg:x="2.35cm" svg:y="1.847cm" svg:width="10.797cm" svg:height="5.292cm"/>
          <chart:axis chart:dimension="x" chart:name="primary-x" chart:style-name="ch5">
            <chart:title svg:x="6.707cm" svg:y="7.993cm" chart:style-name="ch6">
              <text:p>DG Size</text:p>
            </chart:title>
            <chart:categories table:cell-range-address="All.A6:All.A15"/>
          </chart:axis>
          <chart:axis chart:dimension="y" chart:name="primary-y" chart:style-name="ch7">
            <chart:title svg:x="0.451cm" svg:y="5.72cm" chart:style-name="ch8">
              <text:p>Parallel Cost</text:p>
            </chart:title>
            <chart:grid chart:style-name="ch9" chart:class="major"/>
          </chart:axis>
          <chart:series chart:style-name="ch10" chart:values-cell-range-address="All.B19:All.B28" chart:label-cell-address="All.B18:All.B18" chart:class="chart:line">
            <chart:data-point chart:repeated="10"/>
          </chart:series>
          <chart:series chart:style-name="ch11" chart:values-cell-range-address="All.C19:All.C28" chart:label-cell-address="All.C18:All.C18" chart:class="chart:line">
            <chart:data-point chart:repeated="10"/>
          </chart:series>
          <chart:series chart:style-name="ch12" chart:values-cell-range-address="All.D19:All.D28" chart:label-cell-address="All.D18:All.D18" chart:class="chart:line">
            <chart:data-point chart:repeated="10"/>
          </chart:series>
          <chart:series chart:style-name="ch13" chart:values-cell-range-address="All.E19:All.E28" chart:label-cell-address="All.E18:All.E18" chart:class="chart:line">
            <chart:data-point chart:repeated="10"/>
          </chart:series>
          <chart:series chart:style-name="ch14" chart:values-cell-range-address="All.F19:All.F28" chart:label-cell-address="All.F18:All.F1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All.B18:All.B18</svg:desc>
                </draw:g>
              </table:table-cell>
              <table:table-cell office:value-type="string">
                <text:p>FSC</text:p>
                <draw:g>
                  <svg:desc>All.C18:All.C18</svg:desc>
                </draw:g>
              </table:table-cell>
              <table:table-cell office:value-type="string">
                <text:p>GSS</text:p>
                <draw:g>
                  <svg:desc>All.D18:All.D18</svg:desc>
                </draw:g>
              </table:table-cell>
              <table:table-cell office:value-type="string">
                <text:p>FACT</text:p>
                <draw:g>
                  <svg:desc>All.E18:All.E18</svg:desc>
                </draw:g>
              </table:table-cell>
              <table:table-cell office:value-type="string">
                <text:p>WFACT</text:p>
                <draw:g>
                  <svg:desc>All.F18:All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All.A6:All.A15</svg:desc>
                </draw:g>
              </table:table-cell>
              <table:table-cell office:value-type="float" office:value="127">
                <text:p>127</text:p>
                <draw:g>
                  <svg:desc>All.B19:All.B28</svg:desc>
                </draw:g>
              </table:table-cell>
              <table:table-cell office:value-type="float" office:value="128">
                <text:p>128</text:p>
                <draw:g>
                  <svg:desc>All.C19:All.C28</svg:desc>
                </draw:g>
              </table:table-cell>
              <table:table-cell office:value-type="float" office:value="126.6666666666">
                <text:p>126.6666666666</text:p>
                <draw:g>
                  <svg:desc>All.D19:All.D28</svg:desc>
                </draw:g>
              </table:table-cell>
              <table:table-cell office:value-type="float" office:value="221.5">
                <text:p>221.5</text:p>
                <draw:g>
                  <svg:desc>All.E19:All.E28</svg:desc>
                </draw:g>
              </table:table-cell>
              <table:table-cell office:value-type="float" office:value="150">
                <text:p>150</text:p>
                <draw:g>
                  <svg:desc>All.F19:All.F28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">
                <text:p>151</text:p>
              </table:table-cell>
              <table:table-cell office:value-type="float" office:value="137">
                <text:p>137</text:p>
              </table:table-cell>
              <table:table-cell office:value-type="float" office:value="130.6666666668">
                <text:p>130.6666666668</text:p>
              </table:table-cell>
              <table:table-cell office:value-type="float" office:value="405">
                <text:p>40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145.5">
                <text:p>145.5</text:p>
              </table:table-cell>
              <table:table-cell office:value-type="float" office:value="138">
                <text:p>138</text:p>
              </table:table-cell>
              <table:table-cell office:value-type="float" office:value="571.5">
                <text:p>571.5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">
                <text:p>178</text:p>
              </table:table-cell>
              <table:table-cell office:value-type="float" office:value="158">
                <text:p>158</text:p>
              </table:table-cell>
              <table:table-cell office:value-type="float" office:value="138.6666666664">
                <text:p>138.6666666664</text:p>
              </table:table-cell>
              <table:table-cell office:value-type="float" office:value="684">
                <text:p>68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.5">
                <text:p>147.5</text:p>
              </table:table-cell>
              <table:table-cell office:value-type="float" office:value="150">
                <text:p>150</text:p>
              </table:table-cell>
              <table:table-cell office:value-type="float" office:value="130">
                <text:p>130</text:p>
              </table:table-cell>
              <table:table-cell office:value-type="float" office:value="807.5">
                <text:p>807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156">
                <text:p>156</text:p>
              </table:table-cell>
              <table:table-cell office:value-type="float" office:value="918">
                <text:p>91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">
                <text:p>203</text:p>
              </table:table-cell>
              <table:table-cell office:value-type="float" office:value="143.5">
                <text:p>143.5</text:p>
              </table:table-cell>
              <table:table-cell office:value-type="float" office:value="140">
                <text:p>140</text:p>
              </table:table-cell>
              <table:table-cell office:value-type="float" office:value="959">
                <text:p>959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  <table:table-cell office:value-type="float" office:value="164">
                <text:p>164</text:p>
              </table:table-cell>
              <table:table-cell office:value-type="float" office:value="165.3333333328">
                <text:p>165.3333333328</text:p>
              </table:table-cell>
              <table:table-cell office:value-type="float" office:value="1008">
                <text:p>10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4.5">
                <text:p>184.5</text:p>
              </table:table-cell>
              <table:table-cell office:value-type="float" office:value="138.0000000006">
                <text:p>138.0000000006</text:p>
              </table:table-cell>
              <table:table-cell office:value-type="float" office:value="1066.5">
                <text:p>1066.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1210">
                <text:p>1210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